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87.35mm"/>
    </style:style>
    <style:style style:name="co3" style:family="table-column">
      <style:table-column-properties fo:break-before="auto" style:column-width="45.05mm"/>
    </style:style>
    <style:style style:name="co4" style:family="table-column">
      <style:table-column-properties fo:break-before="auto" style:column-width="126.35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14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1.06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1.59mm" fo:break-before="auto" style:use-optimal-row-height="true"/>
    </style:style>
    <style:style style:name="ro6" style:family="table-row">
      <style:table-row-properties style:row-height="47.87mm" fo:break-before="auto" style:use-optimal-row-height="false"/>
    </style:style>
    <style:style style:name="ro7" style:family="table-row">
      <style:table-row-properties style:row-height="31.33mm" fo:break-before="auto" style:use-optimal-row-height="true"/>
    </style:style>
    <style:style style:name="ro8" style:family="table-row">
      <style:table-row-properties style:row-height="34.75mm" fo:break-before="auto" style:use-optimal-row-height="true"/>
    </style:style>
    <style:style style:name="ro9" style:family="table-row">
      <style:table-row-properties style:row-height="28.82mm" fo:break-before="auto" style:use-optimal-row-height="false"/>
    </style:style>
    <style:style style:name="ro10" style:family="table-row">
      <style:table-row-properties style:row-height="38.08mm" fo:break-before="auto" style:use-optimal-row-height="false"/>
    </style:style>
    <style:style style:name="ro11" style:family="table-row">
      <style:table-row-properties style:row-height="37.02mm" fo:break-before="auto" style:use-optimal-row-height="false"/>
    </style:style>
    <style:style style:name="ro12" style:family="table-row">
      <style:table-row-properties style:row-height="27.9mm" fo:break-before="auto" style:use-optimal-row-height="true"/>
    </style:style>
    <style:style style:name="ro13" style:family="table-row">
      <style:table-row-properties style:row-height="24.48mm" fo:break-before="auto" style:use-optimal-row-height="true"/>
    </style:style>
    <style:style style:name="ro14" style:family="table-row">
      <style:table-row-properties style:row-height="17.62mm" fo:break-before="auto" style:use-optimal-row-height="true"/>
    </style:style>
    <style:style style:name="ro15" style:family="table-row">
      <style:table-row-properties style:row-height="10.78mm" fo:break-before="auto" style:use-optimal-row-height="true"/>
    </style:style>
    <style:style style:name="ro16" style:family="table-row">
      <style:table-row-properties style:row-height="58.7mm" fo:break-before="auto" style:use-optimal-row-height="true"/>
    </style:style>
    <style:style style:name="ro17" style:family="table-row">
      <style:table-row-properties style:row-height="45.01mm" fo:break-before="auto" style:use-optimal-row-height="true"/>
    </style:style>
    <style:style style:name="ro18" style:family="table-row">
      <style:table-row-properties style:row-height="1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 fo:wrap-option="wrap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d22b7e"/>
    </style:style>
    <style:style style:name="ce25" style:family="table-cell" style:parent-style-name="Default">
      <style:table-cell-properties fo:background-color="#d22b7e"/>
      <style:text-properties style:use-window-font-color="true"/>
    </style:style>
    <style:style style:name="ce15" style:family="table-cell" style:parent-style-name="Default">
      <style:text-properties style:font-name="Liberation Sans" fo:language="pt" fo:country="BR" style:font-name-asian="WenQuanYi Zen Hei Sharp" style:font-name-complex="Lohit Devanagari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fo:background-color="transparent" style:vertical-align="middle"/>
    </style:style>
    <style:style style:name="ce36" style:family="table-cell" style:parent-style-name="Default">
      <style:table-cell-properties fo:background-color="#ff0000" style:vertical-align="middle"/>
    </style:style>
    <style:style style:name="ce4" style:family="table-cell" style:parent-style-name="Default">
      <style:text-properties style:font-name="Liberation Sans" style:font-name-asian="WenQuanYi Zen Hei Sharp" style:font-name-complex="Lohit Devanagari"/>
    </style:style>
    <style:style style:name="ce22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d22b7e"/>
      <style:text-properties fo:color="#800000"/>
    </style:style>
    <style:style style:name="ce6" style:family="table-cell" style:parent-style-name="Default">
      <style:text-properties fo:color="#000000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vertical-align="middle"/>
      <style:text-properties style:font-name="Liberation Sans" style:font-name-asian="WenQuanYi Zen Hei Sharp" style:font-name-complex="Lohit Devanagari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50" style:family="table-cell" style:parent-style-name="Default">
      <style:table-cell-properties fo:background-color="transparent" fo:wrap-option="wrap"/>
    </style:style>
    <style:style style:name="ce51" style:family="table-cell" style:parent-style-name="Default">
      <style:table-cell-properties fo:background-color="transparent" fo:wrap-option="wrap" style:vertical-align="middle"/>
    </style:style>
    <style:style style:name="ce53" style:family="table-cell" style:parent-style-name="Default">
      <style:table-cell-properties fo:wrap-option="wrap"/>
      <style:text-properties fo:color="#000000"/>
    </style:style>
    <style:style style:name="ce54" style:family="table-cell" style:parent-style-name="Default">
      <style:table-cell-properties fo:background-color="#d22b7e" fo:wrap-option="wrap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language="pt" fo:country="BR" style:font-name-asian="WenQuanYi Zen Hei Sharp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WenQuanYi Zen Hei Sharp" style:font-name-complex="Lohit Devanagari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style:font-name-asian="WenQuanYi Zen Hei Sharp" style:font-name-complex="Lohit Devanagari"/>
    </style:style>
    <style:style style:name="ce6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d22b7e" style:text-align-source="fix" style:repeat-content="false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d22b7e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Liberation Sans" style:font-name-asian="WenQuanYi Zen Hei Sharp" style:font-name-complex="Lohit Devanagari"/>
    </style:style>
    <style:style style:name="ce6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d22b7e" style:text-align-source="fix" style:repeat-content="false" fo:wrap-option="wrap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#d22b7e" fo:wrap-option="wrap"/>
      <style:text-properties style:use-window-font-color="true"/>
    </style:style>
    <style:style style:name="ce74" style:family="table-cell" style:parent-style-name="Default">
      <style:table-cell-properties fo:background-color="#d22b7e" fo:wrap-option="wrap"/>
      <style:text-properties style:font-name="Liberation Sans" style:font-name-asian="WenQuanYi Zen Hei Sharp" style:font-name-complex="Lohit Devanagari"/>
    </style:style>
    <style:style style:name="ce75" style:family="table-cell" style:parent-style-name="Default">
      <style:table-cell-properties fo:background-color="#ff0000"/>
    </style:style>
    <style:style style:name="T1" style:family="text">
      <style:text-properties style:font-name-asian="WenQuanYi Zen Hei Sharp" style:font-name-complex="Lohit Devanagari"/>
    </style:style>
    <style:style style:name="T2" style:family="text">
      <style:text-properties style:font-name="Liberation Sans" style:font-name-asian="WenQuanYi Zen Hei Sharp" style:font-name-complex="Lohit Devanagari"/>
    </style:style>
    <style:style style:name="T3" style:family="text">
      <style:text-properties style:font-name="Liberation Sans" fo:language="pt" fo:country="BR" style:font-name-asian="WenQuanYi Zen Hei Sharp" style:font-name-complex="Lohit Devanagari"/>
    </style:style>
    <style:style style:name="T4" style:family="text">
      <style:text-properties fo:language="pt" fo:country="BR" style:font-name-asian="WenQuanYi Zen Hei Sharp" style:font-name-complex="Lohit Devanagari"/>
    </style:style>
    <style:style style:name="T5" style:family="text">
      <style:text-properties style:font-name="Liberation Sans" fo:language="en" fo:country="U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6"/>
        <table:table-column table:style-name="co6" table:default-cell-style-name="ce26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Nome da Variável</text:p>
          </table:table-cell>
          <table:table-cell table:style-name="ce1" office:value-type="string" calcext:value-type="string">
            <text:p>Descrição Original</text:p>
          </table:table-cell>
          <table:table-cell table:style-name="ce8" office:value-type="string" calcext:value-type="string">
            <text:p>Nome da Variável</text:p>
          </table:table-cell>
          <table:table-cell table:style-name="ce1" office:value-type="string" calcext:value-type="string">
            <text:p>Categorias</text:p>
          </table:table-cell>
          <table:table-cell table:style-name="ce27" office:value-type="string" calcext:value-type="string">
            <text:p>Padronização</text:p>
          </table:table-cell>
          <table:table-cell table:style-name="ce27" office:value-type="string" calcext:value-type="string">
            <text:p>Tipo</text:p>
          </table:table-cell>
          <table:table-cell table:style-name="ce8" office:value-type="string" calcext:value-type="string">
            <text:p>Comentário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UMERODO</text:p>
          </table:table-cell>
          <table:table-cell table:style-name="ce33" office:value-type="string" calcext:value-type="string">
            <text:p>Número da DO</text:p>
          </table:table-cell>
          <table:table-cell table:style-name="ce3" office:value-type="string" calcext:value-type="string">
            <text:p>numerodo</text:p>
          </table:table-cell>
          <table:table-cell table:style-name="ce33"/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POBITO</text:p>
          </table:table-cell>
          <table:table-cell table:style-name="ce33" office:value-type="string" calcext:value-type="string">
            <text:p>Tipo de Óbito: </text:p>
            <text:p>1 – Fetal;</text:p>
            <text:p>2 – Não Fetal</text:p>
          </table:table-cell>
          <table:table-cell table:style-name="ce3" office:value-type="string" calcext:value-type="string">
            <text:p>tipobito</text:p>
          </table:table-cell>
          <table:table-cell table:style-name="ce33" office:value-type="string" calcext:value-type="string">
            <text:p>Tipo de Óbito:</text:p>
            <text:p>0 – Nulo</text:p>
            <text:p>1 – Fetal</text:p>
            <text:p>2 – Não Fetal</text:p>
            <text:p>99 – Inconsistência</text:p>
            <text:p/>
          </table:table-cell>
          <table:table-cell table:style-name="ce28" office:value-type="string" calcext:value-type="string">
            <text:p><text:span text:style-name="T4">{</text:span></text:p>
            <text:p><text:span text:style-name="T4">'1':'1',</text:span></text:p>
            <text:p><text:span text:style-name="T4">'2':'2'</text:span></text:p>
            <text:p><text:span text:style-name="T4">}</text:span>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DTOBITO</text:p>
          </table:table-cell>
          <table:table-cell table:style-name="ce33" office:value-type="string" calcext:value-type="string">
            <text:p>Data do óbito: </text:p>
            <text:p>Dd mm aaaa</text:p>
          </table:table-cell>
          <table:table-cell table:style-name="ce3" office:value-type="string" calcext:value-type="string">
            <text:p>dtobito</text:p>
          </table:table-cell>
          <table:table-cell table:style-name="ce33" office:value-type="string" calcext:value-type="string">
            <text:p>ddmmaaaa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HORAOBITO</text:p>
          </table:table-cell>
          <table:table-cell table:style-name="ce33" office:value-type="string" calcext:value-type="string">
            <text:p>Horário do óbito</text:p>
          </table:table-cell>
          <table:table-cell table:style-name="ce3" office:value-type="string" calcext:value-type="string">
            <text:p>horaobito</text:p>
          </table:table-cell>
          <table:table-cell table:style-name="ce33"/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OME</text:p>
          </table:table-cell>
          <table:table-cell table:style-name="ce33" office:value-type="string" calcext:value-type="string">
            <text:p>Nome do falecido</text:p>
          </table:table-cell>
          <table:table-cell table:style-name="ce3" office:value-type="string" calcext:value-type="string">
            <text:p>nome</text:p>
          </table:table-cell>
          <table:table-cell table:style-name="ce33"/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OMEMAE</text:p>
          </table:table-cell>
          <table:table-cell table:style-name="ce33" office:value-type="string" calcext:value-type="string">
            <text:p>Nome da mãe do falecido</text:p>
          </table:table-cell>
          <table:table-cell table:style-name="ce3" office:value-type="string" calcext:value-type="string">
            <text:p>nomemae</text:p>
          </table:table-cell>
          <table:table-cell table:style-name="ce33"/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DTNASC</text:p>
          </table:table-cell>
          <table:table-cell table:style-name="ce33" office:value-type="string" calcext:value-type="string">
            <text:p>Data de nascimento:</text:p>
            <text:p>Dd mm aaaa</text:p>
          </table:table-cell>
          <table:table-cell table:style-name="ce3" office:value-type="string" calcext:value-type="string">
            <text:p>dtnasc</text:p>
          </table:table-cell>
          <table:table-cell table:style-name="ce9" office:value-type="string" calcext:value-type="string">
            <text:p>ddmmaaaa</text:p>
          </table:table-cell>
          <table:table-cell table:style-name="ce29"/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IDADE</text:p>
          </table:table-cell>
          <table:table-cell table:style-name="ce34" office:value-type="string" calcext:value-type="string">
            <text:p>Idade:</text:p>
            <text:p>O primeiro campo indica a unidade da idade e o segundo (de dois dígitos) indica a quantidade de unidades:</text:p>
            <text:p/>
            <text:p>0 – Idade menor de 1 hora (subcampo de 01 a 59)</text:p>
            <text:p>1 – Hora (subcampo de 01 a 23)</text:p>
            <text:p>2 – Dias (subcampo de 01 a 29)</text:p>
            <text:p>3 – Meses (subcampo de 01 a 11)</text:p>
            <text:p>4 – Anos (subcampo de 00 a 99)</text:p>
            <text:p>5 – Mais de 100 anos (subcampo de 0 a 99)</text:p>
            <text:p/>
          </table:table-cell>
          <table:table-cell table:style-name="ce3" office:value-type="string" calcext:value-type="string">
            <text:p>idade</text:p>
          </table:table-cell>
          <table:table-cell table:style-name="ce33"/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6">
          <table:table-cell table:style-name="ce16" office:value-type="string" calcext:value-type="string">
            <text:p>SEXO</text:p>
          </table:table-cell>
          <table:table-cell table:style-name="ce32" office:value-type="string" calcext:value-type="string">
            <text:p>Sexo:</text:p>
            <text:p>M – Masculino</text:p>
            <text:p>F – Feminino</text:p>
            <text:p>I – Ignorado</text:p>
          </table:table-cell>
          <table:table-cell table:style-name="ce16" office:value-type="string" calcext:value-type="string">
            <text:p>sexo</text:p>
          </table:table-cell>
          <table:table-cell table:style-name="ce49" office:value-type="string" calcext:value-type="string">
            <text:p>Sexo:</text:p>
            <text:p>0 – Nulo </text:p>
            <text:p>1 – Masculino</text:p>
            <text:p>2 – Feminino</text:p>
            <text:p>88 – Ignorado</text:p>
            <text:p>99 – Inconsistência</text:p>
            <text:p/>
          </table:table-cell>
          <table:table-cell table:style-name="ce63" office:value-type="string" calcext:value-type="string">
            <text:p><text:span text:style-name="T1">{</text:span></text:p>
            <text:p><text:span text:style-name="T1">'M':'1',</text:span></text:p>
            <text:p><text:span text:style-name="T1">'1':'1',</text:span></text:p>
            <text:p><text:span text:style-name="T1">'2':'2',</text:span></text:p>
            <text:p><text:span text:style-name="T1">'F':'2',</text:span></text:p>
            <text:p><text:span text:style-name="T1">'f':'2',</text:span></text:p>
            <text:p><text:span text:style-name="T1">'I':'88',</text:span></text:p>
            <text:p><text:span text:style-name="T1">'9':'88',</text:span></text:p>
            <text:p><text:span text:style-name="T1">'0':'88'</text:span></text:p>
            <text:p><text:span text:style-name="T1">}</text:span></text:p>
          </table:table-cell>
          <table:table-cell table:style-name="ce31" office:value-type="string" calcext:value-type="string">
            <text:p>Byte</text:p>
          </table:table-cell>
          <table:table-cell table:style-name="ce68" office:value-type="string" calcext:value-type="string">
            <text:p><text:span text:style-name="T1">Os valores f, 9 e 0 presentes na base foram transformados em inconsistência.</text:span></text:p>
            <text:p/>
            <text:p><text:span text:style-name="T1">Os valores M e F foram transformados em 1 e 2, respectivamente</text:span></text:p>
          </table:table-cell>
          <table:table-cell table:style-name="ce21" table:number-columns-repeated="1017"/>
        </table:table-row>
        <table:table-row table:style-name="ro7">
          <table:table-cell table:style-name="ce3" office:value-type="string" calcext:value-type="string">
            <text:p>RACACOR</text:p>
          </table:table-cell>
          <table:table-cell table:style-name="ce33" office:value-type="string" calcext:value-type="string">
            <text:p>Raça:</text:p>
            <text:p>1 – Branca</text:p>
            <text:p>2 – Preta</text:p>
            <text:p>3 – Amarela</text:p>
            <text:p>4 – Parda</text:p>
            <text:p>5 – Indígena</text:p>
            <text:p/>
          </table:table-cell>
          <table:table-cell table:style-name="ce3" office:value-type="string" calcext:value-type="string">
            <text:p>racacor</text:p>
          </table:table-cell>
          <table:table-cell table:style-name="ce33" office:value-type="string" calcext:value-type="string">
            <text:p>Raça:</text:p>
            <text:p>0 – Nulo</text:p>
            <text:p>1 – Branca</text:p>
            <text:p>2 – Preta</text:p>
            <text:p>3 – Amarela</text:p>
            <text:p>4 – Parda</text:p>
            <text:p>5 – Indígena</text:p>
            <text:p>99 – Inconsistência </text:p>
            <text:p/>
          </table:table-cell>
          <table:table-cell office:value-type="string" calcext:value-type="string">
            <text:p>{</text:p>
            <text:p>'1':'1',</text:p>
            <text:p>'2':'2',</text:p>
            <text:p>'3':'3',</text:p>
            <text:p>'4':'4',</text:p>
            <text:p>'5':'5'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ESTCIV</text:p>
          </table:table-cell>
          <table:table-cell table:style-name="ce33" office:value-type="string" calcext:value-type="string">
            <text:p>Situação conjugal:</text:p>
            <text:p>1 – Solteiro</text:p>
            <text:p>2 – Casado</text:p>
            <text:p>3 – Viúvo</text:p>
            <text:p>4 – Separado judicialmente/divorciado</text:p>
            <text:p>5 – União estável</text:p>
            <text:p>9 – Ignorado</text:p>
          </table:table-cell>
          <table:table-cell table:style-name="ce3" office:value-type="string" calcext:value-type="string">
            <text:p>estciv</text:p>
          </table:table-cell>
          <table:table-cell table:style-name="ce33" office:value-type="string" calcext:value-type="string">
            <text:p>Situação conjugal:</text:p>
            <text:p>0 - Nulo</text:p>
            <text:p>1 – Solteiro</text:p>
            <text:p>2 – Casado</text:p>
            <text:p>3 – Viúvo</text:p>
            <text:p>4 – Separado judicialmente/divorciado</text:p>
            <text:p>5 – União estável</text:p>
            <text:p>88 – Ignorado</text:p>
            <text:p>99 – Inconsistência</text:p>
          </table:table-cell>
          <table:table-cell office:value-type="string" calcext:value-type="string">
            <text:p>{</text:p>
            <text:p>'1':'1',</text:p>
            <text:p>'2':'2',</text:p>
            <text:p>'3':'3',</text:p>
            <text:p>'4':'4',</text:p>
            <text:p>'5':'5',</text:p>
            <text:p>'9':'88'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8">
          <table:table-cell table:style-name="ce14" office:value-type="string" calcext:value-type="string">
            <text:p>ESC</text:p>
          </table:table-cell>
          <table:table-cell table:style-name="ce36" office:value-type="string" calcext:value-type="string">
            <text:p>Escolaridade em anos:</text:p>
            <text:p>1 – Nenhuma</text:p>
            <text:p>2 – de 1 a 3 anos</text:p>
            <text:p>3 – de 4 a 7 anos</text:p>
            <text:p>4 – de 8 a 11 anos</text:p>
            <text:p>5 – 12 anos ou mais</text:p>
            <text:p>9 – Ignorado</text:p>
          </table:table-cell>
          <table:table-cell table:style-name="ce14" office:value-type="string" calcext:value-type="string">
            <text:p>esc</text:p>
          </table:table-cell>
          <table:table-cell table:style-name="ce36" office:value-type="string" calcext:value-type="string">
            <text:p>Escolaridade em anos:</text:p>
            <text:p/>
            <text:p>0 – Nulo</text:p>
            <text:p>1 – Nenhuma</text:p>
            <text:p>2 – de 1 a 3 anos</text:p>
            <text:p>3 – de 4 a 7 anos</text:p>
            <text:p>4 – de 8 a 11 anos</text:p>
            <text:p>5 – 12 anos ou mais</text:p>
            <text:p>88 – Ignorado</text:p>
            <text:p>99 – Inconsistência</text:p>
          </table:table-cell>
          <table:table-cell table:style-name="ce64" office:value-type="string" calcext:value-type="string">
            <text:p>{</text:p>
            <text:p>'1':'1',</text:p>
            <text:p>'2':'2',</text:p>
            <text:p>'3':'3',</text:p>
            <text:p>'4':'4',</text:p>
            <text:p>'5':'5',</text:p>
            <text:p>'9':'88'</text:p>
            <text:p>}</text:p>
          </table:table-cell>
          <table:table-cell table:style-name="ce64" office:value-type="string" calcext:value-type="string">
            <text:p>Byte</text:p>
          </table:table-cell>
          <table:table-cell table:style-name="ce69" office:value-type="string" calcext:value-type="string">
            <text:p>Os valores A, 8 e 0 presentes na base foram transformados em inconsistência por não estarem no dicionário original.</text:p>
          </table:table-cell>
          <table:table-cell table:style-name="ce75" table:number-columns-repeated="1017"/>
        </table:table-row>
        <table:table-row table:style-name="ro9">
          <table:table-cell table:style-name="ce16" office:value-type="string" calcext:value-type="string">
            <text:p>OCUP</text:p>
          </table:table-cell>
          <table:table-cell table:style-name="ce32" office:value-type="string" calcext:value-type="string">
            <text:p>Ocupação habitual e ramo de atividade</text:p>
          </table:table-cell>
          <table:table-cell table:style-name="ce16" office:value-type="string" calcext:value-type="string">
            <text:p>ocup</text:p>
          </table:table-cell>
          <table:table-cell table:style-name="ce32"/>
          <table:table-cell table:style-name="ce31"/>
          <table:table-cell table:style-name="ce31" office:value-type="string" calcext:value-type="string">
            <text:p>String</text:p>
          </table:table-cell>
          <table:table-cell table:style-name="ce38"/>
          <table:table-cell table:style-name="ce21" table:number-columns-repeated="1013"/>
          <table:table-cell table:number-columns-repeated="4"/>
        </table:table-row>
        <table:table-row table:style-name="ro2">
          <table:table-cell table:style-name="ce3" office:value-type="string" calcext:value-type="string">
            <text:p>CODMUNRES</text:p>
          </table:table-cell>
          <table:table-cell table:style-name="ce33" office:value-type="string" calcext:value-type="string">
            <text:p>Código do município de residência</text:p>
          </table:table-cell>
          <table:table-cell table:style-name="ce3" office:value-type="string" calcext:value-type="string">
            <text:p>codmunres</text:p>
          </table:table-cell>
          <table:table-cell table:style-name="ce33"/>
          <table:table-cell/>
          <table:table-cell office:value-type="string" calcext:value-type="string">
            <text:p>Integer</text:p>
          </table:table-cell>
          <table:table-cell table:number-columns-repeated="1018"/>
        </table:table-row>
        <table:table-row table:style-name="ro7">
          <table:table-cell table:style-name="ce16" office:value-type="string" calcext:value-type="string">
            <text:p>LOCOCOR</text:p>
          </table:table-cell>
          <table:table-cell table:style-name="ce32" office:value-type="string" calcext:value-type="string">
            <text:p>Local de ocorrência do óbito:</text:p>
            <text:p>1 – Hospital</text:p>
            <text:p>2 – Outros estabelecimentos de saúde</text:p>
            <text:p>3 – Domicílio</text:p>
            <text:p>4 – Via pública</text:p>
            <text:p>5 – Outros</text:p>
            <text:p>9 – Ignorado</text:p>
          </table:table-cell>
          <table:table-cell table:style-name="ce16" office:value-type="string" calcext:value-type="string">
            <text:p>lococor</text:p>
          </table:table-cell>
          <table:table-cell table:style-name="ce32" office:value-type="string" calcext:value-type="string">
            <text:p>Local de ocorrência do óbito:</text:p>
            <text:p>0 – Nulo</text:p>
            <text:p>1 – Hospital</text:p>
            <text:p>2 – Outros estabelecimentos de saúde</text:p>
            <text:p>3 – Domicílio</text:p>
            <text:p>4 – Via pública</text:p>
            <text:p>5 – Outros</text:p>
            <text:p>88 – Ignorado</text:p>
            <text:p>99 – Inconsistência </text:p>
          </table:table-cell>
          <table:table-cell table:style-name="ce63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4':'4',</text:span></text:p>
            <text:p><text:span text:style-name="T1">'5':'5',</text:span></text:p>
            <text:p><text:span text:style-name="T1">'9':'88'</text:span></text:p>
            <text:p><text:span text:style-name="T1">}</text:span></text:p>
          </table:table-cell>
          <table:table-cell table:style-name="ce31" office:value-type="string" calcext:value-type="string">
            <text:p>Byte</text:p>
          </table:table-cell>
          <table:table-cell table:style-name="ce38" office:value-type="string" calcext:value-type="string">
            <text:p>Os valores 0 e 6 presentes na base foram transformados em inconsistência por não estarem no dicionário original.</text:p>
          </table:table-cell>
          <table:table-cell table:style-name="ce21" table:number-columns-repeated="1017"/>
        </table:table-row>
        <table:table-row table:style-name="ro2">
          <table:table-cell table:style-name="ce3" office:value-type="string" calcext:value-type="string">
            <text:p>CODESTAB</text:p>
          </table:table-cell>
          <table:table-cell table:style-name="ce33" office:value-type="string" calcext:value-type="string">
            <text:p>Código do estabelecimento</text:p>
          </table:table-cell>
          <table:table-cell table:style-name="ce3" office:value-type="string" calcext:value-type="string">
            <text:p>codestab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DMUNOCOR</text:p>
          </table:table-cell>
          <table:table-cell table:style-name="ce33" office:value-type="string" calcext:value-type="string">
            <text:p>Código do município de ocorrência</text:p>
          </table:table-cell>
          <table:table-cell table:style-name="ce3" office:value-type="string" calcext:value-type="string">
            <text:p>codmunoco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DADEMAE</text:p>
          </table:table-cell>
          <table:table-cell table:style-name="ce33" office:value-type="string" calcext:value-type="string">
            <text:p>Idade da mãe</text:p>
          </table:table-cell>
          <table:table-cell table:style-name="ce3" office:value-type="string" calcext:value-type="string">
            <text:p>idademae</text:p>
          </table:table-cell>
          <table:table-cell table:number-columns-repeated="2"/>
          <table:table-cell office:value-type="string" calcext:value-type="string">
            <text:p>Integer</text:p>
          </table:table-cell>
          <table:table-cell table:number-columns-repeated="1018"/>
        </table:table-row>
        <table:table-row table:style-name="ro10">
          <table:table-cell table:style-name="ce16" office:value-type="string" calcext:value-type="string">
            <text:p>ESCMAE</text:p>
          </table:table-cell>
          <table:table-cell table:style-name="ce32" office:value-type="string" calcext:value-type="string">
            <text:p>Escolaridade em anos: </text:p>
            <text:p>1 – Nenhuma </text:p>
            <text:p>2 – de 1 a 3 anos </text:p>
            <text:p>3 – de 4 a 7 anos </text:p>
            <text:p>4 – de 8 a 11 anos </text:p>
            <text:p>5 – 12 anos ou mais </text:p>
            <text:p>9 – Ignorado</text:p>
          </table:table-cell>
          <table:table-cell table:style-name="ce16" office:value-type="string" calcext:value-type="string">
            <text:p>escmae</text:p>
          </table:table-cell>
          <table:table-cell table:style-name="ce32" office:value-type="string" calcext:value-type="string">
            <text:p>Escolaridade em anos:</text:p>
            <text:p/>
            <text:p>0 – Nulo</text:p>
            <text:p>1 – Nenhuma</text:p>
            <text:p>2 – de 1 a 3 anos</text:p>
            <text:p>3 – de 4 a 7 anos</text:p>
            <text:p>4 – de 8 a 11 anos</text:p>
            <text:p>5 – 12 anos ou mais</text:p>
            <text:p>88 – Ignorado</text:p>
            <text:p>99 – Inconsistência</text:p>
          </table:table-cell>
          <table:table-cell table:style-name="ce63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4':'4',</text:span></text:p>
            <text:p><text:span text:style-name="T1">'5':'5',</text:span></text:p>
            <text:p><text:span text:style-name="T1">'9':'88'</text:span></text:p>
            <text:p><text:span text:style-name="T1">}</text:span></text:p>
          </table:table-cell>
          <table:table-cell table:style-name="ce31" office:value-type="string" calcext:value-type="string">
            <text:p>Byte</text:p>
          </table:table-cell>
          <table:table-cell table:style-name="ce38" office:value-type="string" calcext:value-type="string">
            <text:p>Os valores 0, 8 e A foram transformados em inconsistência por não estarem no dicionário.</text:p>
          </table:table-cell>
          <table:table-cell table:style-name="ce21" table:number-columns-repeated="1017"/>
        </table:table-row>
        <table:table-row table:style-name="ro2">
          <table:table-cell table:style-name="ce3" office:value-type="string" calcext:value-type="string">
            <text:p>OCUPMAE</text:p>
          </table:table-cell>
          <table:table-cell table:style-name="ce33" office:value-type="string" calcext:value-type="string">
            <text:p>Ocupação da mãe</text:p>
          </table:table-cell>
          <table:table-cell table:style-name="ce3" office:value-type="string" calcext:value-type="string">
            <text:p>ocupmae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QTDFILVIVO</text:p>
          </table:table-cell>
          <table:table-cell table:style-name="ce32" office:value-type="string" calcext:value-type="string">
            <text:p>Número de filhos vivos</text:p>
          </table:table-cell>
          <table:table-cell table:style-name="ce16" office:value-type="string" calcext:value-type="string">
            <text:p>qtdfilvivo</text:p>
          </table:table-cell>
          <table:table-cell table:style-name="ce32"/>
          <table:table-cell table:style-name="ce31"/>
          <table:table-cell table:style-name="ce31" office:value-type="string" calcext:value-type="string">
            <text:p>Integer</text:p>
          </table:table-cell>
          <table:table-cell table:style-name="ce38" office:value-type="string" calcext:value-type="string">
            <text:p>Foram removidos caracteres especiais presentes nessa variável antes da padronização.</text:p>
          </table:table-cell>
          <table:table-cell table:style-name="ce21" table:number-columns-repeated="1017"/>
        </table:table-row>
        <table:table-row table:style-name="ro3">
          <table:table-cell table:style-name="ce16" office:value-type="string" calcext:value-type="string">
            <text:p>QTDFILMORT</text:p>
          </table:table-cell>
          <table:table-cell table:style-name="ce32" office:value-type="string" calcext:value-type="string">
            <text:p>Número de filhos mortos</text:p>
          </table:table-cell>
          <table:table-cell table:style-name="ce16" office:value-type="string" calcext:value-type="string">
            <text:p>qtdfilmort</text:p>
          </table:table-cell>
          <table:table-cell table:style-name="ce32"/>
          <table:table-cell table:style-name="ce31"/>
          <table:table-cell table:style-name="ce31" office:value-type="string" calcext:value-type="string">
            <text:p>Integer</text:p>
          </table:table-cell>
          <table:table-cell table:style-name="ce38" office:value-type="string" calcext:value-type="string">
            <text:p>Foram removidos caracteres especiais presentes nessa variável antes da padronização.</text:p>
          </table:table-cell>
          <table:table-cell table:style-name="ce21" table:number-columns-repeated="1017"/>
        </table:table-row>
        <table:table-row table:style-name="ro12">
          <table:table-cell table:style-name="ce16" office:value-type="string" calcext:value-type="string">
            <text:p>GRAVIDEZ</text:p>
          </table:table-cell>
          <table:table-cell table:style-name="ce32" office:value-type="string" calcext:value-type="string">
            <text:p>Informar o tipo de gravidez:</text:p>
            <text:p>1 – Única</text:p>
            <text:p>2 – Dupla</text:p>
            <text:p>3 – Tripla e mais</text:p>
            <text:p>9 – Ignorada</text:p>
            <text:p/>
          </table:table-cell>
          <table:table-cell table:style-name="ce16" office:value-type="string" calcext:value-type="string">
            <text:p>gravidez</text:p>
          </table:table-cell>
          <table:table-cell table:style-name="ce32" office:value-type="string" calcext:value-type="string">
            <text:p>Informar o tipo de gravidez:</text:p>
            <text:p>0 – Nulo</text:p>
            <text:p>1 – Única</text:p>
            <text:p>2 – Dupla</text:p>
            <text:p>3 – Tripla e mais</text:p>
            <text:p>88 – Ignorada</text:p>
            <text:p>99 – Inconsistência</text:p>
            <text:p/>
          </table:table-cell>
          <table:table-cell table:style-name="ce31" office:value-type="string" calcext:value-type="string">
            <text:p>{</text:p>
            <text:p>'1':'1',</text:p>
            <text:p>'2':'2',</text:p>
            <text:p>'3':'3',</text:p>
            <text:p>'9':'88'</text:p>
            <text:p>}</text:p>
          </table:table-cell>
          <table:table-cell table:style-name="ce31" office:value-type="string" calcext:value-type="string">
            <text:p>Byte</text:p>
          </table:table-cell>
          <table:table-cell table:style-name="ce38" office:value-type="string" calcext:value-type="string">
            <text:p>Os valores 4, 5, 8 e 0 foram transformados em inconsistência por não estarem no dicionário.</text:p>
          </table:table-cell>
          <table:table-cell table:style-name="ce21" table:number-columns-repeated="1017"/>
        </table:table-row>
        <table:table-row table:style-name="ro8">
          <table:table-cell table:style-name="ce16" office:value-type="string" calcext:value-type="string">
            <text:p>GESTACAO</text:p>
          </table:table-cell>
          <table:table-cell table:style-name="ce32" office:value-type="string" calcext:value-type="string">
            <text:p>Faixas de semana da gestação:</text:p>
            <text:p>1 – Menos 22 semanas</text:p>
            <text:p>2 – 22 a 27 semanas</text:p>
            <text:p>3 – 28 a 31 semanas</text:p>
            <text:p>4 – 32 a 36 semanas</text:p>
            <text:p>5 – 37 a 41 semanas</text:p>
            <text:p>6 – 42 e + semanas</text:p>
            <text:p/>
          </table:table-cell>
          <table:table-cell table:style-name="ce16" office:value-type="string" calcext:value-type="string">
            <text:p>gestacao</text:p>
          </table:table-cell>
          <table:table-cell table:style-name="ce32" office:value-type="string" calcext:value-type="string">
            <text:p>Faixas de semana da gestação:</text:p>
            <text:p>0 – Nulo</text:p>
            <text:p>1 – Menos 22 semanas</text:p>
            <text:p>2 – 22 a 27 semanas</text:p>
            <text:p>3 – 28 a 31 semanas</text:p>
            <text:p>4 – 32 a 36 semanas</text:p>
            <text:p>5 – 37 a 41 semanas</text:p>
            <text:p>6 – 42 e + semanas</text:p>
            <text:p>99 – Inconsistência</text:p>
            <text:p/>
          </table:table-cell>
          <table:table-cell table:style-name="ce31" office:value-type="string" calcext:value-type="string">
            <text:p>{</text:p>
            <text:p>'1':'1',</text:p>
            <text:p>'2':'2',</text:p>
            <text:p>'3':'3',</text:p>
            <text:p>'4':'4',</text:p>
            <text:p>'5':'5',</text:p>
            <text:p>'6’:’6’</text:p>
            <text:p>}</text:p>
          </table:table-cell>
          <table:table-cell table:style-name="ce31" office:value-type="string" calcext:value-type="string">
            <text:p>Byte</text:p>
          </table:table-cell>
          <table:table-cell table:style-name="ce38" office:value-type="string" calcext:value-type="string">
            <text:p>Os valores A, 9, 8 e 7 foram transformados em inconsistência por não estarem no dicionário.</text:p>
          </table:table-cell>
          <table:table-cell table:style-name="ce21" table:number-columns-repeated="1017"/>
        </table:table-row>
        <table:table-row table:style-name="ro13">
          <table:table-cell table:style-name="ce16" office:value-type="string" calcext:value-type="string">
            <text:p>PARTO</text:p>
          </table:table-cell>
          <table:table-cell table:style-name="ce32" office:value-type="string" calcext:value-type="string">
            <text:p>Informar o tipo de parto:</text:p>
            <text:p>1 – Vaginal</text:p>
            <text:p>2 – Cesáreo</text:p>
            <text:p>9 – Ignorado</text:p>
          </table:table-cell>
          <table:table-cell table:style-name="ce16" office:value-type="string" calcext:value-type="string">
            <text:p>parto</text:p>
          </table:table-cell>
          <table:table-cell table:style-name="ce32" office:value-type="string" calcext:value-type="string">
            <text:p>Informar o tipo de parto:</text:p>
            <text:p>0 – Nulo</text:p>
            <text:p>1 – Vaginal</text:p>
            <text:p>2 – Cesáreo</text:p>
            <text:p>88 – Ignorado</text:p>
            <text:p>99 – Inconsistência</text:p>
          </table:table-cell>
          <table:table-cell table:style-name="ce31" office:value-type="string" calcext:value-type="string">
            <text:p>{</text:p>
            <text:p>'1':'1',</text:p>
            <text:p>'2':'2',</text:p>
            <text:p>'9':'88'</text:p>
            <text:p>}</text:p>
          </table:table-cell>
          <table:table-cell table:style-name="ce31" office:value-type="string" calcext:value-type="string">
            <text:p>Byte</text:p>
          </table:table-cell>
          <table:table-cell table:style-name="ce38" office:value-type="string" calcext:value-type="string">
            <text:p>Os valores 4, 6 e 7 foram transformados em inconsistência por não estarem no dicionário.</text:p>
          </table:table-cell>
          <table:table-cell table:style-name="ce21" table:number-columns-repeated="1017"/>
        </table:table-row>
        <table:table-row table:style-name="ro13">
          <table:table-cell table:style-name="ce16" office:value-type="string" calcext:value-type="string">
            <text:p>OBITOPARTO</text:p>
          </table:table-cell>
          <table:table-cell table:style-name="ce32" office:value-type="string" calcext:value-type="string">
            <text:p>Informar como foi a morte em relação ao parto:</text:p>
            <text:p>1 – Antes</text:p>
            <text:p>2 – Durante</text:p>
            <text:p>3 – Depois</text:p>
            <text:p>9 – Ignorado</text:p>
          </table:table-cell>
          <table:table-cell table:style-name="ce16" office:value-type="string" calcext:value-type="string">
            <text:p>obitoparto</text:p>
          </table:table-cell>
          <table:table-cell table:style-name="ce32" office:value-type="string" calcext:value-type="string">
            <text:p>Informar como foi a morte em relação ao parto:</text:p>
            <text:p>0 – Nulo </text:p>
            <text:p>1 – Antes</text:p>
            <text:p>2 – Durante</text:p>
            <text:p>3 – Depois</text:p>
            <text:p>88 – Ignorado</text:p>
            <text:p>99 – Inconsistência</text:p>
          </table:table-cell>
          <table:table-cell table:style-name="ce31" office:value-type="string" calcext:value-type="string">
            <text:p>{</text:p>
            <text:p>'1':'1',</text:p>
            <text:p>'2':'2',</text:p>
            <text:p>'3':'3',</text:p>
            <text:p>'9':'88'</text:p>
            <text:p>}</text:p>
          </table:table-cell>
          <table:table-cell table:style-name="ce31" office:value-type="string" calcext:value-type="string">
            <text:p>Byte</text:p>
          </table:table-cell>
          <table:table-cell table:style-name="ce38" office:value-type="string" calcext:value-type="string">
            <text:p>Os valores 4 e 5 <text:s/>foram transformados em inconsistência por não estarem no dicionário.</text:p>
          </table:table-cell>
          <table:table-cell table:style-name="ce21" table:number-columns-repeated="1017"/>
        </table:table-row>
        <table:table-row table:style-name="ro2">
          <table:table-cell table:style-name="ce3" office:value-type="string" calcext:value-type="string">
            <text:p>PESO</text:p>
          </table:table-cell>
          <table:table-cell table:style-name="ce33" office:value-type="string" calcext:value-type="string">
            <text:p>Peso ao nascer em gramas</text:p>
          </table:table-cell>
          <table:table-cell table:style-name="ce3" office:value-type="string" calcext:value-type="string">
            <text:p>peso</text:p>
          </table:table-cell>
          <table:table-cell table:style-name="ce33" office:value-type="string" calcext:value-type="string">
            <text:p>Peso ao nascer em gramas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UMERODN</text:p>
          </table:table-cell>
          <table:table-cell table:style-name="ce33" office:value-type="string" calcext:value-type="string">
            <text:p>Número da declaração de nascido vivo</text:p>
          </table:table-cell>
          <table:table-cell table:style-name="ce3" office:value-type="string" calcext:value-type="string">
            <text:p>numerodn</text:p>
          </table:table-cell>
          <table:table-cell table:style-name="ce33"/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3">
          <table:table-cell table:style-name="ce16" office:value-type="string" calcext:value-type="string">
            <text:p>OBITOGRAV</text:p>
          </table:table-cell>
          <table:table-cell table:style-name="ce32" office:value-type="string" calcext:value-type="string">
            <text:p>Óbito da gravidez:</text:p>
            <text:p>1 – Sim</text:p>
            <text:p>2 – Não</text:p>
            <text:p>9 – Ignorado</text:p>
          </table:table-cell>
          <table:table-cell table:style-name="ce16" office:value-type="string" calcext:value-type="string">
            <text:p>obitograv</text:p>
          </table:table-cell>
          <table:table-cell table:style-name="ce50" office:value-type="string" calcext:value-type="string">
            <text:p>Óbito da gravidez:</text:p>
            <text:p>0 – Nulo</text:p>
            <text:p>1 – Sim</text:p>
            <text:p>2 – Não</text:p>
            <text:p>88 – Ignorado</text:p>
            <text:p>99 – Inconsistência</text:p>
          </table:table-cell>
          <table:table-cell table:style-name="ce31" office:value-type="string" calcext:value-type="string">
            <text:p>{</text:p>
            <text:p>'1':'1',</text:p>
            <text:p>'2':'2',</text:p>
            <text:p>'9':'88'</text:p>
            <text:p>}</text:p>
          </table:table-cell>
          <table:table-cell table:style-name="ce31" office:value-type="string" calcext:value-type="string">
            <text:p>Byte</text:p>
          </table:table-cell>
          <table:table-cell table:style-name="ce38" office:value-type="string" calcext:value-type="string">
            <text:p>Os valores 4, 3 e 8 foram transformados em inconsistência por não estarem no dicionário.</text:p>
          </table:table-cell>
          <table:table-cell table:style-name="ce21" table:number-columns-repeated="1017"/>
        </table:table-row>
        <table:table-row table:style-name="ro13">
          <table:table-cell table:style-name="ce16" office:value-type="string" calcext:value-type="string">
            <text:p>OBITOPUERP</text:p>
          </table:table-cell>
          <table:table-cell table:style-name="ce32" office:value-type="string" calcext:value-type="string">
            <text:p>Óbito no puerpério:</text:p>
            <text:p>1 – Sim, até 42 dias após o parto</text:p>
            <text:p>2 – Sim, de 43 dias a 1 ano</text:p>
            <text:p>3 – Não</text:p>
            <text:p>9 – Ignorado</text:p>
          </table:table-cell>
          <table:table-cell table:style-name="ce16" office:value-type="string" calcext:value-type="string">
            <text:p>obitopuerp</text:p>
          </table:table-cell>
          <table:table-cell table:style-name="ce51" office:value-type="string" calcext:value-type="string">
            <text:p>Óbito no puerpério:</text:p>
            <text:p>0 – Nulo </text:p>
            <text:p>1 – Sim, até 42 dias após o parto</text:p>
            <text:p>2 – Sim, de 43 dias a 1 ano</text:p>
            <text:p>3 – Não</text:p>
            <text:p>88 – Ignorado</text:p>
            <text:p>99 – Inconsistência </text:p>
          </table:table-cell>
          <table:table-cell table:style-name="ce31" office:value-type="string" calcext:value-type="string">
            <text:p>{</text:p>
            <text:p>'1':'1',</text:p>
            <text:p>'2':'2',</text:p>
            <text:p>'3':'3',</text:p>
            <text:p>'9':'88'</text:p>
            <text:p>}</text:p>
          </table:table-cell>
          <table:table-cell table:style-name="ce31" office:value-type="string" calcext:value-type="string">
            <text:p>Byte</text:p>
          </table:table-cell>
          <table:table-cell table:style-name="ce38" office:value-type="string" calcext:value-type="string">
            <text:p>Os valores 4 e 8 foram transformados em inconsistência por não estarem no dicionário.</text:p>
          </table:table-cell>
          <table:table-cell table:style-name="ce21" table:number-columns-repeated="1017"/>
        </table:table-row>
        <table:table-row table:style-name="ro13">
          <table:table-cell table:style-name="ce16" office:value-type="string" calcext:value-type="string">
            <text:p>ASSISTMED</text:p>
          </table:table-cell>
          <table:table-cell table:style-name="ce32" office:value-type="string" calcext:value-type="string">
            <text:p>Assistência Médica:</text:p>
            <text:p>1 – Sim</text:p>
            <text:p>2 – Não </text:p>
            <text:p>9 – Ignorado </text:p>
          </table:table-cell>
          <table:table-cell table:style-name="ce16" office:value-type="string" calcext:value-type="string">
            <text:p>assistmed</text:p>
          </table:table-cell>
          <table:table-cell table:style-name="ce51" office:value-type="string" calcext:value-type="string">
            <text:p>Assistência Médica:</text:p>
            <text:p>0 – Nulo </text:p>
            <text:p>1 – Sim</text:p>
            <text:p>2 – Não </text:p>
            <text:p>88 – Ignorado </text:p>
            <text:p>99 – Inconsistência</text:p>
          </table:table-cell>
          <table:table-cell table:style-name="ce63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9':'88'</text:span></text:p>
            <text:p><text:span text:style-name="T1">}</text:span></text:p>
          </table:table-cell>
          <table:table-cell table:style-name="ce31" office:value-type="string" calcext:value-type="string">
            <text:p>Byte</text:p>
          </table:table-cell>
          <table:table-cell table:style-name="ce38" office:value-type="string" calcext:value-type="string">
            <text:p>Os valores 3 e 0 foram transformados em inconsistência por não estarem no dicionário.</text:p>
          </table:table-cell>
          <table:table-cell table:style-name="ce21" table:number-columns-repeated="1017"/>
        </table:table-row>
        <table:table-row table:style-name="ro2">
          <table:table-cell table:style-name="ce3" office:value-type="string" calcext:value-type="string">
            <text:p>LINHAA</text:p>
          </table:table-cell>
          <table:table-cell table:style-name="ce33" office:value-type="string" calcext:value-type="string">
            <text:p>CIDs informados na linha A da DO</text:p>
          </table:table-cell>
          <table:table-cell table:style-name="ce3" office:value-type="string" calcext:value-type="string">
            <text:p>linhaa</text:p>
          </table:table-cell>
          <table:table-cell table:style-name="ce33" office:value-type="string" calcext:value-type="string">
            <text:p>CIDs informados na linha A da DO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NHAB</text:p>
          </table:table-cell>
          <table:table-cell table:style-name="ce33" office:value-type="string" calcext:value-type="string">
            <text:p>CIDs informados na linha B da DO</text:p>
          </table:table-cell>
          <table:table-cell table:style-name="ce3" office:value-type="string" calcext:value-type="string">
            <text:p>linhab</text:p>
          </table:table-cell>
          <table:table-cell table:style-name="ce33" office:value-type="string" calcext:value-type="string">
            <text:p>CIDs informados na linha B da DO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NHAC</text:p>
          </table:table-cell>
          <table:table-cell table:style-name="ce33" office:value-type="string" calcext:value-type="string">
            <text:p>CIDs informados na linha C da DO</text:p>
          </table:table-cell>
          <table:table-cell table:style-name="ce3" office:value-type="string" calcext:value-type="string">
            <text:p>linhac</text:p>
          </table:table-cell>
          <table:table-cell table:style-name="ce33" office:value-type="string" calcext:value-type="string">
            <text:p>CIDs informados na linha C da DO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NHAD</text:p>
          </table:table-cell>
          <table:table-cell table:style-name="ce33" office:value-type="string" calcext:value-type="string">
            <text:p>CIDs informados na linha D da DO</text:p>
          </table:table-cell>
          <table:table-cell table:style-name="ce3" office:value-type="string" calcext:value-type="string">
            <text:p>linhad</text:p>
          </table:table-cell>
          <table:table-cell table:style-name="ce33" office:value-type="string" calcext:value-type="string">
            <text:p>CIDs informados na linha D da DO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INHAII</text:p>
          </table:table-cell>
          <table:table-cell table:style-name="ce33" office:value-type="string" calcext:value-type="string">
            <text:p>CIDs informados na linha II da DO</text:p>
          </table:table-cell>
          <table:table-cell table:style-name="ce3" office:value-type="string" calcext:value-type="string">
            <text:p>linhaii</text:p>
          </table:table-cell>
          <table:table-cell table:style-name="ce33" office:value-type="string" calcext:value-type="string">
            <text:p>CIDs informados na linha II da DO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AUSABAS</text:p>
          </table:table-cell>
          <table:table-cell table:style-name="ce33" office:value-type="string" calcext:value-type="string">
            <text:p>Causa básica da DO</text:p>
          </table:table-cell>
          <table:table-cell table:style-name="ce3" office:value-type="string" calcext:value-type="string">
            <text:p>causabas</text:p>
          </table:table-cell>
          <table:table-cell table:style-name="ce33" office:value-type="string" calcext:value-type="string">
            <text:p>Causa básica da DO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3">
          <table:table-cell table:style-name="ce16" office:value-type="string" calcext:value-type="string">
            <text:p>ACIDTRAB</text:p>
          </table:table-cell>
          <table:table-cell table:style-name="ce21" office:value-type="string" calcext:value-type="string">
            <text:p>Indicar se foi acidente de trabalho:</text:p>
            <text:p>1 – Sim</text:p>
            <text:p>2 – Não</text:p>
            <text:p>9 – Ignorado</text:p>
          </table:table-cell>
          <table:table-cell table:style-name="ce16" office:value-type="string" calcext:value-type="string">
            <text:p>acidtrab</text:p>
          </table:table-cell>
          <table:table-cell table:style-name="ce50" office:value-type="string" calcext:value-type="string">
            <text:p>Indicar se foi acidente de trabalho:</text:p>
            <text:p>0 – Nulo</text:p>
            <text:p>1 – Sim</text:p>
            <text:p>2 – Não</text:p>
            <text:p>88 – Ignorado</text:p>
            <text:p>99 – Inconsistência</text:p>
          </table:table-cell>
          <table:table-cell table:style-name="ce31" office:value-type="string" calcext:value-type="string">
            <text:p>{</text:p>
            <text:p>'1':'1',</text:p>
            <text:p>'2':'2',</text:p>
            <text:p>'9':'88'</text:p>
            <text:p>}</text:p>
          </table:table-cell>
          <table:table-cell table:style-name="ce31" office:value-type="string" calcext:value-type="string">
            <text:p>Byte</text:p>
          </table:table-cell>
          <table:table-cell table:style-name="ce38" office:value-type="string" calcext:value-type="string">
            <text:p>Os valores 4, 0 e 3 foram transformados em inconsistência por não estarem no dicionário.</text:p>
          </table:table-cell>
          <table:table-cell table:style-name="ce21" table:number-columns-repeated="1017"/>
        </table:table-row>
        <table:table-row table:style-name="ro8">
          <table:table-cell office:value-type="string" calcext:value-type="string">
            <text:p>ESCMAE2010</text:p>
          </table:table-cell>
          <table:table-cell table:style-name="ce33" office:value-type="string" calcext:value-type="string">
            <text:p>Escolaridade 2010:</text:p>
            <text:p>0 – Sem escolaridade</text:p>
            <text:p>1 – Fundamental I (1ª a 4ª serie)</text:p>
            <text:p>2 – Fundamental II (5ª a 8ª serie)</text:p>
            <text:p>3 – Medio (antigo 2º grau)</text:p>
            <text:p>4 – Superior incompleto</text:p>
            <text:p>5 – Superior Completo</text:p>
            <text:p>9 – Ignorado</text:p>
          </table:table-cell>
          <table:table-cell office:value-type="string" calcext:value-type="string">
            <text:p>escmae2010</text:p>
          </table:table-cell>
          <table:table-cell table:style-name="ce33" office:value-type="string" calcext:value-type="string">
            <text:p>Escolaridade 2010:</text:p>
            <text:p>0 – Nulo </text:p>
            <text:p>1 – Sem escolaridade</text:p>
            <text:p>2 – Fundamental I (1ª a 4ª serie)</text:p>
            <text:p>3 – Fundamental II (5ª a 8ª serie)</text:p>
            <text:p>4 – Medio (antigo 2º grau)</text:p>
            <text:p>5 – Superior incompleto</text:p>
            <text:p>6 – Superior Completo</text:p>
            <text:p>88 – Ignorado</text:p>
            <text:p>99 – Inconsistencia</text:p>
          </table:table-cell>
          <table:table-cell office:value-type="string" calcext:value-type="string">
            <text:p>{</text:p>
            <text:p>'0':'1',</text:p>
            <text:p>'1':'2',</text:p>
            <text:p>'2':'3',</text:p>
            <text:p>'3':'4',</text:p>
            <text:p>'4':'5',</text:p>
            <text:p>'5':'6',</text:p>
            <text:p>'9':'88'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TPMORTEOCO</text:p>
          </table:table-cell>
          <table:table-cell table:style-name="ce21" office:value-type="string" calcext:value-type="string">
            <text:p>Quando a morte ocorreu:</text:p>
            <text:p>1 – Na gravidez</text:p>
            <text:p>2 – No parto</text:p>
            <text:p>3 – No aborto</text:p>
            <text:p>4 – Ate 42 dias apos o parto</text:p>
            <text:p>5 – De 45 dias a 1 ano</text:p>
            <text:p>8 – Não ocorreu nesse periodo</text:p>
            <text:p>9 – Ignorado</text:p>
          </table:table-cell>
          <table:table-cell table:style-name="ce21" office:value-type="string" calcext:value-type="string">
            <text:p>tpmorteoco</text:p>
          </table:table-cell>
          <table:table-cell table:style-name="ce21" office:value-type="string" calcext:value-type="string">
            <text:p>Quando a morte ocorreu:</text:p>
            <text:p>0 – Nulo </text:p>
            <text:p>1 – Na gravidez</text:p>
            <text:p>2 – No parto</text:p>
            <text:p>3 – No aborto</text:p>
            <text:p>4 – Ate 42 dias apos o parto</text:p>
            <text:p>5 – De 45 dias a 1 ano</text:p>
            <text:p>6 – Não ocorreu nesse periodo</text:p>
            <text:p>88 – Ignorado</text:p>
            <text:p>99 – Inconsistência</text:p>
          </table:table-cell>
          <table:table-cell table:style-name="ce31" office:value-type="string" calcext:value-type="string">
            <text:p>{</text:p>
            <text:p>'1':'1',</text:p>
            <text:p>'2':'2',</text:p>
            <text:p>'3':'3',</text:p>
            <text:p>'4':'4',</text:p>
            <text:p>'5':'5',</text:p>
            <text:p>'8':'6',</text:p>
            <text:p>'9':'88'</text:p>
            <text:p>}</text:p>
          </table:table-cell>
          <table:table-cell table:style-name="ce31" office:value-type="string" calcext:value-type="string">
            <text:p>Byte</text:p>
          </table:table-cell>
          <table:table-cell table:style-name="ce38" office:value-type="string" calcext:value-type="string">
            <text:p>Os valores 6 e 7 foram transformados em inconsistência por não estarem no dicionário.</text:p>
          </table:table-cell>
          <table:table-cell table:style-name="ce21" table:number-columns-repeated="1017"/>
        </table:table-row>
        <table:table-row table:style-name="ro2">
          <table:table-cell office:value-type="string" calcext:value-type="string">
            <text:p>SEMAGESTAC</text:p>
          </table:table-cell>
          <table:table-cell office:value-type="string" calcext:value-type="string">
            <text:p>Semanas de gestação</text:p>
          </table:table-cell>
          <table:table-cell office:value-type="string" calcext:value-type="string">
            <text:p>semagestac</text:p>
          </table:table-cell>
          <table:table-cell table:number-columns-repeated="2"/>
          <table:table-cell office:value-type="string" calcext:value-type="string">
            <text:p>Integer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SC2010</text:p>
          </table:table-cell>
          <table:table-cell table:style-name="ce4" office:value-type="string" calcext:value-type="string">
            <text:p><text:span text:style-name="T1">Escolaridade 2010:</text:span></text:p>
            <text:p><text:span text:style-name="T1">0 – Sem escolaridade</text:span></text:p>
            <text:p><text:span text:style-name="T1">1 – Fundamental I (1ª a 4ª serie)</text:span></text:p>
            <text:p><text:span text:style-name="T1">2 – Fundamental II (5ª a 8ª serie)</text:span></text:p>
            <text:p><text:span text:style-name="T1">3 – Medio (antigo 2º grau)</text:span></text:p>
            <text:p><text:span text:style-name="T1">4 – Superior incompleto</text:span></text:p>
            <text:p><text:span text:style-name="T1">5 – Superior Completo</text:span></text:p>
            <text:p><text:span text:style-name="T1">9 – Ignorado</text:span></text:p>
          </table:table-cell>
          <table:table-cell office:value-type="string" calcext:value-type="string">
            <text:p>esc2010</text:p>
          </table:table-cell>
          <table:table-cell table:style-name="ce34" office:value-type="string" calcext:value-type="string">
            <text:p>Escolaridade 2010:</text:p>
            <text:p>0 – Nulo </text:p>
            <text:p>1 – Sem escolaridade</text:p>
            <text:p>2 – Fundamental I (1ª a 4ª serie)</text:p>
            <text:p>3 – Fundamental II (5ª a 8ª serie)</text:p>
            <text:p>4 – Medio (antigo 2º grau)</text:p>
            <text:p>5 – Superior incompleto</text:p>
            <text:p>6 – Superior Completo</text:p>
            <text:p>88 – Ignorado</text:p>
            <text:p>99 – Inconsistência</text:p>
          </table:table-cell>
          <table:table-cell table:style-name="ce28" office:value-type="string" calcext:value-type="string">
            <text:p><text:span text:style-name="T4">{</text:span></text:p>
            <text:p><text:span text:style-name="T4">'0':'1',</text:span></text:p>
            <text:p><text:span text:style-name="T4">'1':'2',</text:span></text:p>
            <text:p><text:span text:style-name="T4">'2':'3',</text:span></text:p>
            <text:p><text:span text:style-name="T4">'3':'4',</text:span></text:p>
            <text:p><text:span text:style-name="T4">'4':'5',</text:span></text:p>
            <text:p><text:span text:style-name="T4">'5':'6',</text:span></text:p>
            <text:p><text:span text:style-name="T4">'9':'88'</text:span></text:p>
            <text:p><text:span text:style-name="T4">}</text:span>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SERIESCFAL</text:p>
          </table:table-cell>
          <table:table-cell table:style-name="ce32" office:value-type="string" calcext:value-type="string">
            <text:p>Serie escolar do falecido:</text:p>
            <text:p/>
            <text:p>Valores de 1 a 8</text:p>
          </table:table-cell>
          <table:table-cell table:style-name="ce21" office:value-type="string" calcext:value-type="string">
            <text:p>seriescfal</text:p>
          </table:table-cell>
          <table:table-cell table:style-name="ce49" office:value-type="string" calcext:value-type="string">
            <text:p>Serie escolar do falecido:</text:p>
            <text:p/>
            <text:p>Valores de 1 a 8</text:p>
            <text:p><text:span text:style-name="T2">0 – Nulo</text:span></text:p>
            <text:p>99 – Inconsistência</text:p>
          </table:table-cell>
          <table:table-cell table:style-name="ce31" office:value-type="string" calcext:value-type="string">
            <text:p>{</text:p>
            <text:p>'1':'1',</text:p>
            <text:p>'2':'2',</text:p>
            <text:p>'3':'3',</text:p>
            <text:p>'4':'4',</text:p>
            <text:p>'5':'5',</text:p>
            <text:p>'6':'6',</text:p>
            <text:p>'7':'7',</text:p>
            <text:p>'8':'8'</text:p>
            <text:p>}</text:p>
          </table:table-cell>
          <table:table-cell table:style-name="ce31" office:value-type="string" calcext:value-type="string">
            <text:p>Byte</text:p>
          </table:table-cell>
          <table:table-cell table:style-name="ce38" office:value-type="string" calcext:value-type="string">
            <text:p>Os valores 0 e 9 foram transformados em inconsistência por não estarem no dicionário.</text:p>
          </table:table-cell>
          <table:table-cell table:style-name="ce21" table:number-columns-repeated="1017"/>
        </table:table-row>
        <table:table-row table:style-name="ro2">
          <table:table-cell office:value-type="string" calcext:value-type="string">
            <text:p>DTCONCASO</text:p>
          </table:table-cell>
          <table:table-cell office:value-type="string" calcext:value-type="string">
            <text:p>Data de conclusao do caso: dd mm aaaa</text:p>
          </table:table-cell>
          <table:table-cell office:value-type="string" calcext:value-type="string">
            <text:p>dtconcaso</text:p>
          </table:table-cell>
          <table:table-cell office:value-type="string" calcext:value-type="string">
            <text:p>ddmmaaaa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DBAIOCOR</text:p>
          </table:table-cell>
          <table:table-cell office:value-type="string" calcext:value-type="string">
            <text:p>Código do bairro de ocorrência</text:p>
          </table:table-cell>
          <table:table-cell office:value-type="string" calcext:value-type="string">
            <text:p>codbaioco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IFDATA</text:p>
          </table:table-cell>
          <table:table-cell table:style-name="ce22" office:value-type="string" calcext:value-type="string">
            <text:p>Diferenca entre a data de obito e data do recebimento original da DO: dtobito – dtrecorig</text:p>
          </table:table-cell>
          <table:table-cell office:value-type="string" calcext:value-type="string">
            <text:p>difdata</text:p>
          </table:table-cell>
          <table:table-cell table:number-columns-repeated="2"/>
          <table:table-cell office:value-type="string" calcext:value-type="string">
            <text:p>Integ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PLOCOR</text:p>
          </table:table-cell>
          <table:table-cell office:value-type="string" calcext:value-type="string">
            <text:p>Complemento do endereço de ocorrência</text:p>
          </table:table-cell>
          <table:table-cell office:value-type="string" calcext:value-type="string">
            <text:p>comploco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RSRESSELE</text:p>
          </table:table-cell>
          <table:table-cell office:value-type="string" calcext:value-type="string">
            <text:p>Versão de resseleção</text:p>
          </table:table-cell>
          <table:table-cell office:value-type="string" calcext:value-type="string">
            <text:p>vrsressele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SAOSIST</text:p>
          </table:table-cell>
          <table:table-cell office:value-type="string" calcext:value-type="string">
            <text:p>Versão do sistema</text:p>
          </table:table-cell>
          <table:table-cell office:value-type="string" calcext:value-type="string">
            <text:p>versaosist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UMERODV</text:p>
          </table:table-cell>
          <table:table-cell office:value-type="string" calcext:value-type="string">
            <text:p>Número do digito verificador</text:p>
          </table:table-cell>
          <table:table-cell office:value-type="string" calcext:value-type="string">
            <text:p>numerodv</text:p>
          </table:table-cell>
          <table:table-cell table:number-columns-repeated="2"/>
          <table:table-cell office:value-type="string" calcext:value-type="string">
            <text:p>Integer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COMPARA_CB</text:p>
          </table:table-cell>
          <table:table-cell table:style-name="ce22" office:value-type="string" calcext:value-type="string">
            <text:p>Compara causa básica resselecionada com a informada. Valores:</text:p>
            <text:p>IGUAL</text:p>
            <text:p>DIFER</text:p>
          </table:table-cell>
          <table:table-cell office:value-type="string" calcext:value-type="string">
            <text:p>compara_cb</text:p>
          </table:table-cell>
          <table:table-cell table:style-name="ce22" office:value-type="string" calcext:value-type="string">
            <text:p>Compara causa básica resselecionada com a informada. Valores:</text:p>
            <text:p>0 – Nulo</text:p>
            <text:p>1 – Igual</text:p>
            <text:p>2 – Difer</text:p>
            <text:p>99 – Inconsistência</text:p>
          </table:table-cell>
          <table:table-cell table:style-name="ce29" office:value-type="string" calcext:value-type="string">
            <text:p><text:span text:style-name="T1">{</text:span></text:p>
            <text:p><text:span text:style-name="T1">'IGUAL':'1',</text:span></text:p>
            <text:p><text:span text:style-name="T1">'DIFER':'2'</text:span></text:p>
            <text:p><text:span text:style-name="T1">}</text:span>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IRES</text:p>
          </table:table-cell>
          <table:table-cell office:value-type="string" calcext:value-type="string">
            <text:p>Bairro de residência</text:p>
          </table:table-cell>
          <table:table-cell office:value-type="string" calcext:value-type="string">
            <text:p>baire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RECEBIM</text:p>
          </table:table-cell>
          <table:table-cell office:value-type="string" calcext:value-type="string">
            <text:p>Data do recebimento: dd mm aaaa</text:p>
          </table:table-cell>
          <table:table-cell office:value-type="string" calcext:value-type="string">
            <text:p>dtrecebim</text:p>
          </table:table-cell>
          <table:table-cell office:value-type="string" calcext:value-type="string">
            <text:p>ddmmaaaa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SAOSCB</text:p>
          </table:table-cell>
          <table:table-cell office:value-type="string" calcext:value-type="string">
            <text:p>Versão do seletor de causa básica</text:p>
          </table:table-cell>
          <table:table-cell office:value-type="string" calcext:value-type="string">
            <text:p>versaoscb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STCODIFICA</text:p>
          </table:table-cell>
          <table:table-cell office:value-type="string" calcext:value-type="string">
            <text:p>Status de instalacao: </text:p>
            <text:p>S – Se codificadora</text:p>
            <text:p>N – Não codificadora</text:p>
          </table:table-cell>
          <table:table-cell office:value-type="string" calcext:value-type="string">
            <text:p>stcodifica</text:p>
          </table:table-cell>
          <table:table-cell table:style-name="ce22" office:value-type="string" calcext:value-type="string">
            <text:p>Status de instalação: </text:p>
            <text:p>0 – Nulo </text:p>
            <text:p>1 – Codificadora</text:p>
            <text:p>2 – Não Codificadora</text:p>
            <text:p>99 – Inconsistência</text:p>
          </table:table-cell>
          <table:table-cell office:value-type="string" calcext:value-type="string">
            <text:p>{</text:p>
            <text:p>'S':'1',</text:p>
            <text:p>'N':'2'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12">
          <table:table-cell table:style-name="ce21" office:value-type="string" calcext:value-type="string">
            <text:p>FONTE</text:p>
          </table:table-cell>
          <table:table-cell table:style-name="ce21" office:value-type="string" calcext:value-type="string">
            <text:p>Indicar a fonte da informação:</text:p>
            <text:p>1 – Boletim de ocorrencia</text:p>
            <text:p>2 – Hospital</text:p>
            <text:p>3 – Familia</text:p>
            <text:p>4 – Outra</text:p>
            <text:p>9 – Ignorada</text:p>
          </table:table-cell>
          <table:table-cell table:style-name="ce21" office:value-type="string" calcext:value-type="string">
            <text:p>fonte</text:p>
          </table:table-cell>
          <table:table-cell table:style-name="ce50" office:value-type="string" calcext:value-type="string">
            <text:p>Indicar a fonte da informacão:</text:p>
            <text:p>0 – Nulo </text:p>
            <text:p>1 – Boletim de ocorrência</text:p>
            <text:p>2 – Hospital</text:p>
            <text:p>3 – Família</text:p>
            <text:p>4 – Outra</text:p>
            <text:p>88 – Ignorada</text:p>
            <text:p>99 – Inconsistência</text:p>
          </table:table-cell>
          <table:table-cell table:style-name="ce31" office:value-type="string" calcext:value-type="string">
            <text:p>{</text:p>
            <text:p>'1':'1',</text:p>
            <text:p>'2':'2',</text:p>
            <text:p>'3':'3',</text:p>
            <text:p>'4':'4',</text:p>
            <text:p>'9':'88'</text:p>
            <text:p>}</text:p>
          </table:table-cell>
          <table:table-cell table:style-name="ce31" office:value-type="string" calcext:value-type="string">
            <text:p>Byte</text:p>
          </table:table-cell>
          <table:table-cell table:style-name="ce38"/>
          <table:table-cell table:style-name="ce21" table:number-columns-repeated="1013"/>
          <table:table-cell table:number-columns-repeated="4"/>
        </table:table-row>
        <table:table-row table:style-name="ro2">
          <table:table-cell office:value-type="string" calcext:value-type="string">
            <text:p>CEPRES</text:p>
          </table:table-cell>
          <table:table-cell office:value-type="string" calcext:value-type="string">
            <text:p>Código de endereçamento postal</text:p>
          </table:table-cell>
          <table:table-cell office:value-type="string" calcext:value-type="string">
            <text:p>cepre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SCBPRE</text:p>
          </table:table-cell>
          <table:table-cell office:value-type="string" calcext:value-type="string">
            <text:p>Versão do SCB da resseleção</text:p>
          </table:table-cell>
          <table:table-cell office:value-type="string" calcext:value-type="string">
            <text:p>verscbpre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CADASTRO</text:p>
          </table:table-cell>
          <table:table-cell office:value-type="string" calcext:value-type="string">
            <text:p>Data do cadastro: dd mm aaaa</text:p>
          </table:table-cell>
          <table:table-cell office:value-type="string" calcext:value-type="string">
            <text:p>dtcadastro</text:p>
          </table:table-cell>
          <table:table-cell office:value-type="string" calcext:value-type="string">
            <text:p>ddmmaaaa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DENDRES</text:p>
          </table:table-cell>
          <table:table-cell table:style-name="ce4" office:value-type="string" calcext:value-type="string">
            <text:p>Código do endereço de residencia</text:p>
          </table:table-cell>
          <table:table-cell office:value-type="string" calcext:value-type="string">
            <text:p>codendre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CONINV</text:p>
          </table:table-cell>
          <table:table-cell office:value-type="string" calcext:value-type="string">
            <text:p>Data da conclusao da investigacao: ddmmaaaa</text:p>
          </table:table-cell>
          <table:table-cell office:value-type="string" calcext:value-type="string">
            <text:p>dtconinv</text:p>
          </table:table-cell>
          <table:table-cell office:value-type="string" calcext:value-type="string">
            <text:p>ddmmaaaa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M</text:p>
          </table:table-cell>
          <table:table-cell office:value-type="string" calcext:value-type="string">
            <text:p>Número do CRM</text:p>
          </table:table-cell>
          <table:table-cell office:value-type="string" calcext:value-type="string">
            <text:p>crm</text:p>
          </table:table-cell>
          <table:table-cell table:style-name="ce4"/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STDOEPIDEM</text:p>
          </table:table-cell>
          <table:table-cell office:value-type="string" calcext:value-type="string">
            <text:p>Status de DO epidemiologica:</text:p>
            <text:p>1 – Sim</text:p>
            <text:p>0 – Não</text:p>
          </table:table-cell>
          <table:table-cell office:value-type="string" calcext:value-type="string">
            <text:p>stdoepidem</text:p>
          </table:table-cell>
          <table:table-cell office:value-type="string" calcext:value-type="string">
            <text:p>Status de DO epidemiologica:</text:p>
            <text:p>0 – Nulo </text:p>
            <text:p>1 – Sim</text:p>
            <text:p>2 – Não</text:p>
            <text:p>99 – Inconsistência </text:p>
          </table:table-cell>
          <table:table-cell office:value-type="string" calcext:value-type="string">
            <text:p>{</text:p>
            <text:p>'1':'1',</text:p>
            <text:p>'0':'2'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DICO</text:p>
          </table:table-cell>
          <table:table-cell office:value-type="string" calcext:value-type="string">
            <text:p>Nome do médico</text:p>
          </table:table-cell>
          <table:table-cell office:value-type="string" calcext:value-type="string">
            <text:p>medico</text:p>
          </table:table-cell>
          <table:table-cell table:style-name="ce4"/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HAB_O</text:p>
          </table:table-cell>
          <table:table-cell office:value-type="string" calcext:value-type="string">
            <text:p>CIDs informados, originalmente, na Linha B da DO.</text:p>
          </table:table-cell>
          <table:table-cell office:value-type="string" calcext:value-type="string">
            <text:p>linhab_o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DRES</text:p>
          </table:table-cell>
          <table:table-cell office:value-type="string" calcext:value-type="string">
            <text:p>Endereço de residencia</text:p>
          </table:table-cell>
          <table:table-cell office:value-type="string" calcext:value-type="string">
            <text:p>endre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RESSELE</text:p>
          </table:table-cell>
          <table:table-cell office:value-type="string" calcext:value-type="string">
            <text:p>Descrição da explicação da não resseleção da causa básica</text:p>
          </table:table-cell>
          <table:table-cell office:value-type="string" calcext:value-type="string">
            <text:p>nressele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STDONOVA</text:p>
          </table:table-cell>
          <table:table-cell office:value-type="string" calcext:value-type="string">
            <text:p>Status de DO nova:</text:p>
            <text:p>1 – Sim</text:p>
            <text:p>0 – Não</text:p>
          </table:table-cell>
          <table:table-cell office:value-type="string" calcext:value-type="string">
            <text:p>stdonova</text:p>
          </table:table-cell>
          <table:table-cell office:value-type="string" calcext:value-type="string">
            <text:p>Status de DO nova:</text:p>
            <text:p>0 – Nulo</text:p>
            <text:p>1 – Sim</text:p>
            <text:p>2 – Não </text:p>
            <text:p>99 – Inconsistência </text:p>
          </table:table-cell>
          <table:table-cell office:value-type="string" calcext:value-type="string">
            <text:p>{</text:p>
            <text:p>'1':'1',</text:p>
            <text:p>'0':'2'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UMREGCART</text:p>
          </table:table-cell>
          <table:table-cell office:value-type="string" calcext:value-type="string">
            <text:p>Número do registro do cartorio</text:p>
          </table:table-cell>
          <table:table-cell office:value-type="string" calcext:value-type="string">
            <text:p>numregcart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HAA_O</text:p>
          </table:table-cell>
          <table:table-cell office:value-type="string" calcext:value-type="string">
            <text:p>CIDs informados, originalmente, na Linha A da DO.</text:p>
          </table:table-cell>
          <table:table-cell office:value-type="string" calcext:value-type="string">
            <text:p>linhaa_o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CIRCOBITO</text:p>
          </table:table-cell>
          <table:table-cell office:value-type="string" calcext:value-type="string">
            <text:p>Indicar provavel circunstancia da morte nao natural:</text:p>
            <text:p>1 – Acidente</text:p>
            <text:p>2 – Suicídio</text:p>
            <text:p>3 – Homicídio</text:p>
            <text:p>4 – Outros</text:p>
            <text:p>9 – Ignorado</text:p>
          </table:table-cell>
          <table:table-cell office:value-type="string" calcext:value-type="string">
            <text:p>circobito</text:p>
          </table:table-cell>
          <table:table-cell table:style-name="ce22" office:value-type="string" calcext:value-type="string">
            <text:p>Indicar provável circunstância da morte não natural:</text:p>
            <text:p>0 – Nulo </text:p>
            <text:p>1 – Acidente</text:p>
            <text:p>2 – Suicídio</text:p>
            <text:p>3 – Homicídio</text:p>
            <text:p>4 – Outros</text:p>
            <text:p>88 – Ignorado</text:p>
            <text:p>99 – Inconsistência </text:p>
          </table:table-cell>
          <table:table-cell table:style-name="ce31" office:value-type="string" calcext:value-type="string">
            <text:p>{</text:p>
            <text:p>'1':'1',</text:p>
            <text:p>'2':'2',</text:p>
            <text:p>'3':'3',</text:p>
            <text:p>'4':'4',</text:p>
            <text:p>'9':'88'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CADINF</text:p>
          </table:table-cell>
          <table:table-cell office:value-type="string" calcext:value-type="string">
            <text:p>Data do cadastro informado: dd mm aaaa</text:p>
          </table:table-cell>
          <table:table-cell office:value-type="string" calcext:value-type="string">
            <text:p>dtcadinf</text:p>
          </table:table-cell>
          <table:table-cell office:value-type="string" calcext:value-type="string">
            <text:p>ddmmaaaa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DCART</text:p>
          </table:table-cell>
          <table:table-cell office:value-type="string" calcext:value-type="string">
            <text:p>Código do cartorio</text:p>
          </table:table-cell>
          <table:table-cell office:value-type="string" calcext:value-type="string">
            <text:p>codcart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MEPAI</text:p>
          </table:table-cell>
          <table:table-cell office:value-type="string" calcext:value-type="string">
            <text:p>Nome do pai do falecido</text:p>
          </table:table-cell>
          <table:table-cell office:value-type="string" calcext:value-type="string">
            <text:p>nomepai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SAMAT</text:p>
          </table:table-cell>
          <table:table-cell office:value-type="string" calcext:value-type="string">
            <text:p>Causa externa associada a uma causa materna</text:p>
          </table:table-cell>
          <table:table-cell office:value-type="string" calcext:value-type="string">
            <text:p>causamat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DMUNCART</text:p>
          </table:table-cell>
          <table:table-cell office:value-type="string" calcext:value-type="string">
            <text:p>Código do município do cartório</text:p>
          </table:table-cell>
          <table:table-cell office:value-type="string" calcext:value-type="string">
            <text:p>codmuncart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AUSABAS_R</text:p>
          </table:table-cell>
          <table:table-cell office:value-type="string" calcext:value-type="string">
            <text:p>Causa básica resselecionada</text:p>
          </table:table-cell>
          <table:table-cell office:value-type="string" calcext:value-type="string">
            <text:p>causabas_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Tem apenas um registro não-nulo, que é “P021”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NPROC</text:p>
          </table:table-cell>
          <table:table-cell table:style-name="ce22" office:value-type="string" calcext:value-type="string">
            <text:p>Código da explicação da não resseleção da causa básica:</text:p>
            <text:p/>
            <text:p>1 – Dependente de perguntas</text:p>
            <text:p>2 – Causa externa</text:p>
            <text:p>3 – Procedimento medico</text:p>
            <text:p>4 – Causa básica por CID de paralisia</text:p>
            <text:p>5 – Regra F</text:p>
            <text:p>6 – CID temporário não pode ser causa básica</text:p>
          </table:table-cell>
          <table:table-cell office:value-type="string" calcext:value-type="string">
            <text:p>nproc</text:p>
          </table:table-cell>
          <table:table-cell table:style-name="ce22" office:value-type="string" calcext:value-type="string">
            <text:p>Código da explicação da nao resseleção da causa básica:</text:p>
            <text:p/>
            <text:p>0 – Nulo </text:p>
            <text:p>1 – Dependente de perguntas</text:p>
            <text:p>2 – Causa externa</text:p>
            <text:p>3 – Procedimento médico</text:p>
            <text:p>4 – Causa basica por CID de paralisia</text:p>
            <text:p>5 – Regra F</text:p>
            <text:p>6 – CID temporário não pode ser causa básica</text:p>
            <text:p>99 – Inconsistência </text:p>
          </table:table-cell>
          <table:table-cell table:style-name="ce2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4':'4',</text:span></text:p>
            <text:p><text:span text:style-name="T1">'5':'5',</text:span></text:p>
            <text:p><text:span text:style-name="T1">'6':'6'</text:span></text:p>
            <text:p><text:span text:style-name="T1">}</text:span></text:p>
          </table:table-cell>
          <table:table-cell office:value-type="string" calcext:value-type="string">
            <text:p>Byte</text:p>
          </table:table-cell>
          <table:table-cell table:style-name="ce38"/>
          <table:table-cell table:number-columns-repeated="1017"/>
        </table:table-row>
        <table:table-row table:style-name="ro2">
          <table:table-cell office:value-type="string" calcext:value-type="string">
            <text:p>DTINVESTIG</text:p>
          </table:table-cell>
          <table:table-cell office:value-type="string" calcext:value-type="string">
            <text:p>Data da investigacao: dd mm aaaa</text:p>
          </table:table-cell>
          <table:table-cell office:value-type="string" calcext:value-type="string">
            <text:p>dtinvestig</text:p>
          </table:table-cell>
          <table:table-cell office:value-type="string" calcext:value-type="string">
            <text:p>ddmmaaaa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CODINST</text:p>
          </table:table-cell>
          <table:table-cell table:style-name="ce22" office:value-type="string" calcext:value-type="string">
            <text:p>Código de configuração da instalação: </text:p>
            <text:p/>
            <text:p>1º caracter: nivel de instalação (M – municipio, R – regional, E – estadual)</text:p>
            <text:p>2º e 3º caracteres: UF de instalação</text:p>
            <text:p>4º ao 9º caracteres: código do município de instalação</text:p>
            <text:p>10º a 13º caracteres: nº da máquina de instalação</text:p>
          </table:table-cell>
          <table:table-cell office:value-type="string" calcext:value-type="string">
            <text:p>codinst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ESCMAEAGR1</text:p>
          </table:table-cell>
          <table:table-cell office:value-type="string" calcext:value-type="string">
            <text:p>Escolaridade 2010 agregada:</text:p>
            <text:p>00 – Sem escolaridade</text:p>
            <text:p>01 – Fundamental I Incompleto</text:p>
            <text:p>02 – Fundamental I Completo</text:p>
            <text:p>03 – Fundamental II Incompleto</text:p>
            <text:p>04 – Fundamental II Completo</text:p>
            <text:p>05 – Ensino Medio Incompleto</text:p>
            <text:p>06 – Ensino Medio Completo</text:p>
            <text:p>07 – Superior Incompleto</text:p>
            <text:p>08 – Superior Completo</text:p>
            <text:p>09 – Ignorado</text:p>
            <text:p>10 – Fundamental I Incompleto ou Inespecifico</text:p>
            <text:p>11 – Fundamental II Incompleto ou Inespecifico </text:p>
            <text:p>12 – Ensino Medio Incompleto ou Inespecifico</text:p>
          </table:table-cell>
          <table:table-cell office:value-type="string" calcext:value-type="string">
            <text:p>escmaeagr1</text:p>
          </table:table-cell>
          <table:table-cell office:value-type="string" calcext:value-type="string">
            <text:p>Escolaridade 2010 agregada:</text:p>
            <text:p/>
            <text:p>0 – Nulo</text:p>
            <text:p>1 – Sem escolaridade</text:p>
            <text:p>2 – Fundamental I Incompleto</text:p>
            <text:p>3 – Fundamental I Completo</text:p>
            <text:p>4 – Fundamental II Incompleto</text:p>
            <text:p>5 – Fundamental II Completo</text:p>
            <text:p>6 – Ensino Medio Incompleto</text:p>
            <text:p>7 – Ensino Medio Completo</text:p>
            <text:p>8 – Superior Incompleto</text:p>
            <text:p>9 – Superior Completo</text:p>
            <text:p>10 – Fundamental I Incompleto ou Inespecifico</text:p>
            <text:p>11 – Fundamental II Incompleto ou Inespecifico</text:p>
            <text:p>12 – Ensino Medio Incompleto ou Inespecifico</text:p>
            <text:p>88 – Ignorado</text:p>
            <text:p><text:span text:style-name="T2">99 – Inconsistência</text:span></text:p>
          </table:table-cell>
          <table:table-cell office:value-type="string" calcext:value-type="string">
            <text:p>{</text:p>
            <text:p>'0’:’1’,</text:p>
            <text:p>'00':'1',</text:p>
            <text:p>'01':'2',</text:p>
            <text:p>'02':'3',</text:p>
            <text:p>'03':'4',</text:p>
            <text:p>'04':'5',</text:p>
            <text:p>'05':'6',</text:p>
            <text:p>'06':'7',</text:p>
            <text:p>'07':'8',</text:p>
            <text:p>'08':'9',</text:p>
            <text:p>'09':'88',</text:p>
            <text:p>'10’:’10’,</text:p>
            <text:p>'11’:’11’,</text:p>
            <text:p>'12’:’12’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UNSVOIM</text:p>
          </table:table-cell>
          <table:table-cell office:value-type="string" calcext:value-type="string">
            <text:p>Codigo do municipio do SVO ou do IML</text:p>
          </table:table-cell>
          <table:table-cell office:value-type="string" calcext:value-type="string">
            <text:p>comunsvoim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CADINV</text:p>
          </table:table-cell>
          <table:table-cell office:value-type="string" calcext:value-type="string">
            <text:p>Data de cadastro da investigacao de Morte Materna</text:p>
          </table:table-cell>
          <table:table-cell office:value-type="string" calcext:value-type="string">
            <text:p>dtcadinv</text:p>
          </table:table-cell>
          <table:table-cell office:value-type="string" calcext:value-type="string">
            <text:p>ddmmaaaa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DMUNNATU</text:p>
          </table:table-cell>
          <table:table-cell office:value-type="string" calcext:value-type="string">
            <text:p>Código do município de naturalidade do falecido</text:p>
          </table:table-cell>
          <table:table-cell office:value-type="string" calcext:value-type="string">
            <text:p>codmunnatu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ATESTADO</text:p>
          </table:table-cell>
          <table:table-cell office:value-type="string" calcext:value-type="string">
            <text:p>Data do atestado: dd mm aaaa</text:p>
          </table:table-cell>
          <table:table-cell office:value-type="string" calcext:value-type="string">
            <text:p>dtatestado</text:p>
          </table:table-cell>
          <table:table-cell office:value-type="string" calcext:value-type="string">
            <text:p>ddmmaaaa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UMSUS</text:p>
          </table:table-cell>
          <table:table-cell table:style-name="ce4" office:value-type="string" calcext:value-type="string">
            <text:p>Número do cartão SUS</text:p>
          </table:table-cell>
          <table:table-cell office:value-type="string" calcext:value-type="string">
            <text:p>numsu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EXAME</text:p>
          </table:table-cell>
          <table:table-cell office:value-type="string" calcext:value-type="string">
            <text:p>Exame:</text:p>
            <text:p>1 – Sim</text:p>
            <text:p>2 – Não</text:p>
            <text:p>9 – Ignorado</text:p>
          </table:table-cell>
          <table:table-cell office:value-type="string" calcext:value-type="string">
            <text:p>exame</text:p>
          </table:table-cell>
          <table:table-cell table:style-name="ce22" office:value-type="string" calcext:value-type="string">
            <text:p>Exame:</text:p>
            <text:p/>
            <text:p>0 – Nulo </text:p>
            <text:p>1 – Sim</text:p>
            <text:p>2 – Não</text:p>
            <text:p>88 – Ignorado</text:p>
            <text:p>99 – Inconsistência</text:p>
          </table:table-cell>
          <table:table-cell table:style-name="ce31" office:value-type="string" calcext:value-type="string">
            <text:p>{</text:p>
            <text:p>'1':'1',</text:p>
            <text:p>'2':'2',</text:p>
            <text:p>'9':'88'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Naturalidade</text:p>
          </table:table-cell>
          <table:table-cell office:value-type="string" calcext:value-type="string">
            <text:p>natural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UMRES</text:p>
          </table:table-cell>
          <table:table-cell office:value-type="string" calcext:value-type="string">
            <text:p>Número da residencia</text:p>
          </table:table-cell>
          <table:table-cell office:value-type="string" calcext:value-type="string">
            <text:p>numre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B_PRE</text:p>
          </table:table-cell>
          <table:table-cell office:value-type="string" calcext:value-type="string">
            <text:p>Causa básica informada antes da resseleção</text:p>
          </table:table-cell>
          <table:table-cell office:value-type="string" calcext:value-type="string">
            <text:p>cb_pre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CIRURGIA</text:p>
          </table:table-cell>
          <table:table-cell office:value-type="string" calcext:value-type="string">
            <text:p>Cirurgia:</text:p>
            <text:p>1 – Sim</text:p>
            <text:p>2 – Nao</text:p>
            <text:p>9 – Ignorado</text:p>
          </table:table-cell>
          <table:table-cell office:value-type="string" calcext:value-type="string">
            <text:p>cirurgia</text:p>
          </table:table-cell>
          <table:table-cell table:style-name="ce22" office:value-type="string" calcext:value-type="string">
            <text:p>Cirurgia:</text:p>
            <text:p/>
            <text:p>0 – Nulo</text:p>
            <text:p>1 – Sim</text:p>
            <text:p>2 – Não</text:p>
            <text:p>88 – Ignorado</text:p>
            <text:p>99 – Inconsistência </text:p>
          </table:table-cell>
          <table:table-cell table:style-name="ce31" office:value-type="string" calcext:value-type="string">
            <text:p>{</text:p>
            <text:p>'1':'1',</text:p>
            <text:p>'2':'2',</text:p>
            <text:p>'9':'88'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14">
          <table:table-cell table:style-name="ce18" office:value-type="string" calcext:value-type="string">
            <text:p>ORIGEM</text:p>
          </table:table-cell>
          <table:table-cell table:style-name="ce42"/>
          <table:table-cell table:style-name="ce18" office:value-type="string" calcext:value-type="string">
            <text:p>origem</text:p>
          </table:table-cell>
          <table:table-cell table:style-name="ce18"/>
          <table:table-cell table:style-name="ce48"/>
          <table:table-cell table:style-name="ce48" office:value-type="string" calcext:value-type="string">
            <text:p>String</text:p>
          </table:table-cell>
          <table:table-cell table:style-name="ce54" office:value-type="string" calcext:value-type="string">
            <text:p>Não há informação sobre o significado dessa coluna na base de dados</text:p>
          </table:table-cell>
          <table:table-cell table:style-name="ce18" table:number-columns-repeated="1014"/>
          <table:table-cell table:number-columns-repeated="3"/>
        </table:table-row>
        <table:table-row table:style-name="ro7">
          <table:table-cell office:value-type="string" calcext:value-type="string">
            <text:p>ATESTANTE</text:p>
          </table:table-cell>
          <table:table-cell table:style-name="ce6" office:value-type="string" calcext:value-type="string">
            <text:p>Indica se o medico que assina atendeu o paciente:</text:p>
            <text:p>1 – Sim</text:p>
            <text:p>2 – Substituto</text:p>
            <text:p>3 – IML</text:p>
            <text:p>4 – SVO</text:p>
            <text:p>5 – Outros</text:p>
          </table:table-cell>
          <table:table-cell office:value-type="string" calcext:value-type="string">
            <text:p>atestante</text:p>
          </table:table-cell>
          <table:table-cell table:style-name="ce53" office:value-type="string" calcext:value-type="string">
            <text:p>Indica se o medico que assina atendeu o paciente:</text:p>
            <text:p/>
            <text:p>0 – Nulo </text:p>
            <text:p>1 – Sim</text:p>
            <text:p>2 – Substituto</text:p>
            <text:p>3 – IML</text:p>
            <text:p>4 – SVO</text:p>
            <text:p>5 – Outros</text:p>
            <text:p>99 – Inconsistência</text:p>
          </table:table-cell>
          <table:table-cell table:style-name="ce31" office:value-type="string" calcext:value-type="string">
            <text:p>{</text:p>
            <text:p>'1':'1',</text:p>
            <text:p><text:span text:style-name="T2">'S':'1',</text:span></text:p>
            <text:p>'2':'2',</text:p>
            <text:p>'3':'3',</text:p>
            <text:p>'4':'4',</text:p>
            <text:p>'5':'5'</text:p>
            <text:p>}</text:p>
          </table:table-cell>
          <table:table-cell office:value-type="string" calcext:value-type="string">
            <text:p>Byte</text:p>
          </table:table-cell>
          <table:table-cell table:style-name="ce39"/>
          <table:table-cell table:number-columns-repeated="1017"/>
        </table:table-row>
        <table:table-row table:style-name="ro2">
          <table:table-cell office:value-type="string" calcext:value-type="string">
            <text:p>CODDISOCOR</text:p>
          </table:table-cell>
          <table:table-cell office:value-type="string" calcext:value-type="string">
            <text:p>Codigo do distrito de ocorrencia</text:p>
          </table:table-cell>
          <table:table-cell office:value-type="string" calcext:value-type="string">
            <text:p>coddisoco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HAD_O</text:p>
          </table:table-cell>
          <table:table-cell office:value-type="string" calcext:value-type="string">
            <text:p>CIDs informados, originalmente, na Linha D da DO.</text:p>
          </table:table-cell>
          <table:table-cell office:value-type="string" calcext:value-type="string">
            <text:p>linhad_o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DBAIRES</text:p>
          </table:table-cell>
          <table:table-cell office:value-type="string" calcext:value-type="string">
            <text:p>Código do bairro de residencia</text:p>
          </table:table-cell>
          <table:table-cell office:value-type="string" calcext:value-type="string">
            <text:p>codbaire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RECORIG</text:p>
          </table:table-cell>
          <table:table-cell office:value-type="string" calcext:value-type="string">
            <text:p>Data do recebimento original: dd mm aaaa</text:p>
          </table:table-cell>
          <table:table-cell office:value-type="string" calcext:value-type="string">
            <text:p>dtrecorig</text:p>
          </table:table-cell>
          <table:table-cell office:value-type="string" calcext:value-type="string">
            <text:p>ddmmaaaa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DPAISRES</text:p>
          </table:table-cell>
          <table:table-cell office:value-type="string" calcext:value-type="string">
            <text:p>Código do pais de residencia</text:p>
          </table:table-cell>
          <table:table-cell office:value-type="string" calcext:value-type="string">
            <text:p>codpaisre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TESTADO</text:p>
          </table:table-cell>
          <table:table-cell office:value-type="string" calcext:value-type="string">
            <text:p>CIDs informado no atestado</text:p>
          </table:table-cell>
          <table:table-cell office:value-type="string" calcext:value-type="string">
            <text:p>atestado</text:p>
          </table:table-cell>
          <table:table-cell office:value-type="string" calcext:value-type="string">
            <text:p>CIDs informado no atestado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3">
          <table:table-cell table:style-name="ce18" office:value-type="string" calcext:value-type="string">
            <text:p>TPPOS</text:p>
          </table:table-cell>
          <table:table-cell table:style-name="ce18" office:value-type="string" calcext:value-type="string">
            <text:p>Óbito investigado</text:p>
            <text:p>1 – sim</text:p>
            <text:p>2 – não</text:p>
          </table:table-cell>
          <table:table-cell table:style-name="ce18" office:value-type="string" calcext:value-type="string">
            <text:p>tppos</text:p>
          </table:table-cell>
          <table:table-cell table:style-name="ce54" office:value-type="string" calcext:value-type="string">
            <text:p>Óbito investigado:</text:p>
            <text:p/>
            <text:p>0 – Nulo</text:p>
            <text:p>1 – Sim</text:p>
            <text:p>2 – Não</text:p>
            <text:p>99 – Inconsistência</text:p>
          </table:table-cell>
          <table:table-cell table:style-name="ce48" office:value-type="string" calcext:value-type="string">
            <text:p>{</text:p>
            <text:p>'S':'1',</text:p>
            <text:p>'N':'2'</text:p>
            <text:p>}</text:p>
          </table:table-cell>
          <table:table-cell table:style-name="ce48" office:value-type="string" calcext:value-type="string">
            <text:p>Byte</text:p>
          </table:table-cell>
          <table:table-cell table:style-name="ce59" office:value-type="string" calcext:value-type="string">
            <text:p>Os valores presentes na base são N e S</text:p>
          </table:table-cell>
          <table:table-cell table:style-name="ce18" table:number-columns-repeated="1014"/>
          <table:table-cell table:number-columns-repeated="3"/>
        </table:table-row>
        <table:table-row table:style-name="ro12">
          <table:table-cell office:value-type="string" calcext:value-type="string">
            <text:p>MORTEPARTO</text:p>
          </table:table-cell>
          <table:table-cell office:value-type="string" calcext:value-type="string">
            <text:p>Momento do óbito em relação ao parto:</text:p>
            <text:p>1 – Antes</text:p>
            <text:p>2 – Durante</text:p>
            <text:p>3 – Após</text:p>
            <text:p>9 – Ignorado</text:p>
          </table:table-cell>
          <table:table-cell office:value-type="string" calcext:value-type="string">
            <text:p>morteparto</text:p>
          </table:table-cell>
          <table:table-cell table:style-name="ce22" office:value-type="string" calcext:value-type="string">
            <text:p>Momento do óbito em relação ao parto:</text:p>
            <text:p/>
            <text:p>0 – Nulo </text:p>
            <text:p>1 – Antes</text:p>
            <text:p>2 – Durante</text:p>
            <text:p>3 – Após</text:p>
            <text:p>88 – Ignorado</text:p>
            <text:p>99 – Inconsistência</text:p>
          </table:table-cell>
          <table:table-cell table:style-name="ce2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,</text:span></text:p>
            <text:p><text:span text:style-name="T1">'9':'88'</text:span></text:p>
            <text:p><text:span text:style-name="T1">}</text:span></text:p>
          </table:table-cell>
          <table:table-cell office:value-type="string" calcext:value-type="string">
            <text:p>Byte</text:p>
          </table:table-cell>
          <table:table-cell table:style-name="ce39"/>
          <table:table-cell table:number-columns-repeated="1017"/>
        </table:table-row>
        <table:table-row table:style-name="ro2">
          <table:table-cell office:value-type="string" calcext:value-type="string">
            <text:p>LINHAC_O</text:p>
          </table:table-cell>
          <table:table-cell office:value-type="string" calcext:value-type="string">
            <text:p>CIDs informados, originalmente, na Linha C da DO.</text:p>
          </table:table-cell>
          <table:table-cell office:value-type="string" calcext:value-type="string">
            <text:p>linhac_o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PLRES</text:p>
          </table:table-cell>
          <table:table-cell office:value-type="string" calcext:value-type="string">
            <text:p>Complemento da residencia</text:p>
          </table:table-cell>
          <table:table-cell office:value-type="string" calcext:value-type="string">
            <text:p>complre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UMENDOCOR</text:p>
          </table:table-cell>
          <table:table-cell office:value-type="string" calcext:value-type="string">
            <text:p>Número do endereço de ocorrência</text:p>
          </table:table-cell>
          <table:table-cell office:value-type="string" calcext:value-type="string">
            <text:p>numendoco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7">
          <table:table-cell office:value-type="string" calcext:value-type="string">
            <text:p>TPOBITOCOR</text:p>
          </table:table-cell>
          <table:table-cell table:style-name="ce22" office:value-type="string" calcext:value-type="string">
            <text:p>O óbito ocorreu:</text:p>
            <text:p>01 – Durante a gestação</text:p>
            <text:p>02 – Durante abortamento</text:p>
            <text:p>03 – Após abortamento</text:p>
            <text:p>04 – No parto ou ate 1 hora apos o parto</text:p>
            <text:p>05 – No puerperio (ate 42 dias do termino da gestacao)</text:p>
            <text:p>06 – Entre o 43º dia e ate um ano após o término da gestação</text:p>
            <text:p>07 – Investigação não identificou o momento do óbito</text:p>
            <text:p>08 – Mais de 1 ano após o parto</text:p>
            <text:p>09 – O óbito não ocorreu em nenhuma das circunstancias acima mencionadas</text:p>
          </table:table-cell>
          <table:table-cell office:value-type="string" calcext:value-type="string">
            <text:p>tpobitocor</text:p>
          </table:table-cell>
          <table:table-cell office:value-type="string" calcext:value-type="string">
            <text:p>O óbito ocorreu:</text:p>
            <text:p/>
            <text:p>0 – Nulo </text:p>
            <text:p>1 – Durante a gestação</text:p>
            <text:p>2 – Durante abortamento</text:p>
            <text:p>3 – Após abortamento</text:p>
            <text:p>4 – No parto ou ate 1 hora após o parto</text:p>
            <text:p>5 – No puerperio (ate 42 dias do termino da gestação)</text:p>
            <text:p>6 – Entre o 43º dia e ate um ano apos o termino da gestação</text:p>
            <text:p>7 – Investigação não identificou o momento do óbito</text:p>
            <text:p>8 – Mais de 1 ano após o parto</text:p>
            <text:p>9 – O óbito não ocorreu em nenhuma das circunstancias acima mencionadas</text:p>
            <text:p>99 – Inconsistência</text:p>
          </table:table-cell>
          <table:table-cell office:value-type="string" calcext:value-type="string">
            <text:p>{</text:p>
            <text:p>'1':'1',</text:p>
            <text:p>'2':'2',</text:p>
            <text:p>'3':'3',</text:p>
            <text:p>'4':'4',</text:p>
            <text:p>'5':'5',</text:p>
            <text:p>'6':'6',</text:p>
            <text:p>'7':'7',</text:p>
            <text:p>'8':'8',</text:p>
            <text:p>'9':'9'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UDIASOBIN</text:p>
          </table:table-cell>
          <table:table-cell table:style-name="ce22" office:value-type="string" calcext:value-type="string">
            <text:p>Diferença entre a data de óbito e data cadastro da investigação, em dias</text:p>
          </table:table-cell>
          <table:table-cell office:value-type="string" calcext:value-type="string">
            <text:p>nudiasobin</text:p>
          </table:table-cell>
          <table:table-cell table:number-columns-repeated="2"/>
          <table:table-cell office:value-type="string" calcext:value-type="string">
            <text:p>Integ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HAII_O</text:p>
          </table:table-cell>
          <table:table-cell office:value-type="string" calcext:value-type="string">
            <text:p>CIDs informados, originalmente, na Parte II da DO.</text:p>
          </table:table-cell>
          <table:table-cell office:value-type="string" calcext:value-type="string">
            <text:p>linhaii_o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8">
          <table:table-cell table:style-name="ce18" office:value-type="string" calcext:value-type="string">
            <text:p>DTRESSELE</text:p>
          </table:table-cell>
          <table:table-cell table:style-name="ce18" office:value-type="string" calcext:value-type="string">
            <text:p>Data da resseleção: dd mm aaaa</text:p>
          </table:table-cell>
          <table:table-cell table:style-name="ce18" office:value-type="string" calcext:value-type="string">
            <text:p>dtressele</text:p>
          </table:table-cell>
          <table:table-cell table:style-name="ce18" office:value-type="string" calcext:value-type="string">
            <text:p>ddmmaaaa</text:p>
          </table:table-cell>
          <table:table-cell table:style-name="ce48"/>
          <table:table-cell table:style-name="ce48" office:value-type="string" calcext:value-type="string">
            <text:p>Date</text:p>
          </table:table-cell>
          <table:table-cell table:style-name="ce59" office:value-type="string" calcext:value-type="string">
            <text:p>Há apenas um registro em formato Date (11042015).</text:p>
          </table:table-cell>
          <table:table-cell table:style-name="ce18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NUMEROLOTE</text:p>
          </table:table-cell>
          <table:table-cell office:value-type="string" calcext:value-type="string">
            <text:p>Número do lote</text:p>
          </table:table-cell>
          <table:table-cell office:value-type="string" calcext:value-type="string">
            <text:p>numerolote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3">
          <table:table-cell table:style-name="ce18" office:value-type="string" calcext:value-type="string">
            <text:p>STRESSELE</text:p>
          </table:table-cell>
          <table:table-cell table:style-name="ce18" office:value-type="string" calcext:value-type="string">
            <text:p>Status da resseleção:</text:p>
            <text:p>1 – Sim</text:p>
            <text:p>2 – Nâo</text:p>
          </table:table-cell>
          <table:table-cell table:style-name="ce18" office:value-type="string" calcext:value-type="string">
            <text:p>stressele</text:p>
          </table:table-cell>
          <table:table-cell table:style-name="ce18" office:value-type="string" calcext:value-type="string">
            <text:p>Status da resseleção:</text:p>
            <text:p/>
            <text:p>0 – Nulo</text:p>
            <text:p>1 – Sim</text:p>
            <text:p>2 – Não</text:p>
            <text:p>99 – Inconsistência</text:p>
          </table:table-cell>
          <table:table-cell table:style-name="ce48" office:value-type="string" calcext:value-type="string">
            <text:p><text:span text:style-name="T3">{</text:span></text:p>
            <text:p><text:span text:style-name="T3">'1':'1',</text:span></text:p>
            <text:p><text:span text:style-name="T3">'2':'2',</text:span></text:p>
            <text:p><text:span text:style-name="T5">'S':'1',</text:span></text:p>
            <text:p><text:span text:style-name="T5">'N':'2'</text:span></text:p>
            <text:p><text:span text:style-name="T3">}</text:span></text:p>
          </table:table-cell>
          <table:table-cell table:style-name="ce48" office:value-type="string" calcext:value-type="string">
            <text:p>Byte</text:p>
          </table:table-cell>
          <table:table-cell table:style-name="ce54" office:value-type="string" calcext:value-type="string">
            <text:p>Na base os valores presentes são null e S</text:p>
          </table:table-cell>
          <table:table-cell table:style-name="ce18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ENDOCOR</text:p>
          </table:table-cell>
          <table:table-cell office:value-type="string" calcext:value-type="string">
            <text:p>Endereço da ocorrência</text:p>
          </table:table-cell>
          <table:table-cell office:value-type="string" calcext:value-type="string">
            <text:p>endoco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CODIFICADO</text:p>
          </table:table-cell>
          <table:table-cell office:value-type="string" calcext:value-type="string">
            <text:p>Codificado</text:p>
            <text:p/>
            <text:p>S – Se estiver codificado</text:p>
            <text:p>N – Se não estiver</text:p>
          </table:table-cell>
          <table:table-cell office:value-type="string" calcext:value-type="string">
            <text:p>codificado</text:p>
          </table:table-cell>
          <table:table-cell office:value-type="string" calcext:value-type="string">
            <text:p>0 – Nulo</text:p>
            <text:p>1 – Se estiver codificado</text:p>
            <text:p>2 – Se não estiver codificado</text:p>
            <text:p>99 – Inconsistência</text:p>
          </table:table-cell>
          <table:table-cell office:value-type="string" calcext:value-type="string">
            <text:p>{</text:p>
            <text:p>'S':'1',</text:p>
            <text:p>'N':'2'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REGCART</text:p>
          </table:table-cell>
          <table:table-cell office:value-type="string" calcext:value-type="string">
            <text:p>Data do registro do cartorio: dd mm aaaa</text:p>
          </table:table-cell>
          <table:table-cell office:value-type="string" calcext:value-type="string">
            <text:p>dtregcart</text:p>
          </table:table-cell>
          <table:table-cell office:value-type="string" calcext:value-type="string">
            <text:p>ddmmaaaa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ERIESCMAE</text:p>
          </table:table-cell>
          <table:table-cell office:value-type="string" calcext:value-type="string">
            <text:p>Serie escolar da mãe:</text:p>
            <text:p/>
            <text:p>Valores de 1 a 8</text:p>
          </table:table-cell>
          <table:table-cell office:value-type="string" calcext:value-type="string">
            <text:p>seriescmae</text:p>
          </table:table-cell>
          <table:table-cell office:value-type="string" calcext:value-type="string">
            <text:p>Série escolar da mãe:</text:p>
            <text:p/>
            <text:p>Valores de 1 a 8</text:p>
            <text:p>0 – Nulo</text:p>
            <text:p>99 – Inconsistência</text:p>
          </table:table-cell>
          <table:table-cell office:value-type="string" calcext:value-type="string">
            <text:p>{</text:p>
            <text:p>'1':'1',</text:p>
            <text:p>'2':'2',</text:p>
            <text:p>'3':'3',</text:p>
            <text:p>'4':'4',</text:p>
            <text:p>'5':'5',</text:p>
            <text:p>'6':'6',</text:p>
            <text:p>'7':'7',</text:p>
            <text:p>'8':'8'</text:p>
            <text:p>}</text:p>
          </table:table-cell>
          <table:table-cell office:value-type="string" calcext:value-type="string">
            <text:p>Byte</text:p>
          </table:table-cell>
          <table:table-cell table:style-name="ce39" office:value-type="string" calcext:value-type="string">
            <text:p>O valor 9 aparece na base mesmo não estando no dicionári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IOCOR</text:p>
          </table:table-cell>
          <table:table-cell office:value-type="string" calcext:value-type="string">
            <text:p>Bairro de ocorrência</text:p>
          </table:table-cell>
          <table:table-cell office:value-type="string" calcext:value-type="string">
            <text:p>baioco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POCOR</text:p>
          </table:table-cell>
          <table:table-cell office:value-type="string" calcext:value-type="string">
            <text:p>CEP do endereço de ocorrência</text:p>
          </table:table-cell>
          <table:table-cell office:value-type="string" calcext:value-type="string">
            <text:p>cepoco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SABAS_O</text:p>
          </table:table-cell>
          <table:table-cell office:value-type="string" calcext:value-type="string">
            <text:p>Causa básica original</text:p>
          </table:table-cell>
          <table:table-cell office:value-type="string" calcext:value-type="string">
            <text:p>causabas_o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7">
          <table:table-cell office:value-type="string" calcext:value-type="string">
            <text:p>FONTEINV</text:p>
          </table:table-cell>
          <table:table-cell office:value-type="string" calcext:value-type="string">
            <text:p>Fonte de investigação:</text:p>
            <text:p/>
            <text:p>1 – Comite de morte materna e/ou infantil</text:p>
            <text:p>2 – Visita domiciliar / Entrevista familia</text:p>
            <text:p>3 – Estabelecimento de saude / Prontuario</text:p>
            <text:p>4 – Relacionado com outros bancos de dados</text:p>
            <text:p>5 – SVO</text:p>
            <text:p>6 – IML</text:p>
            <text:p>7 – Outra fonte</text:p>
            <text:p>8 – Multiplas fontes </text:p>
            <text:p>9 – Ignorado </text:p>
          </table:table-cell>
          <table:table-cell office:value-type="string" calcext:value-type="string">
            <text:p>fonteinv</text:p>
          </table:table-cell>
          <table:table-cell office:value-type="string" calcext:value-type="string">
            <text:p>Fonte de investigação:</text:p>
            <text:p/>
            <text:p>0 – Nulo </text:p>
            <text:p>1 – Comite de morte materna e/ou infantil</text:p>
            <text:p>2 – Visita domiciliar / Entrevista familia</text:p>
            <text:p>3 – Estabelecimento de saude / Prontuario</text:p>
            <text:p>4 – Relacionado com outros bancos de dados</text:p>
            <text:p>5 – SVO</text:p>
            <text:p>6 – IML</text:p>
            <text:p>7 – Outra fonte</text:p>
            <text:p>8 – Multiplas fontes </text:p>
            <text:p>88 – Ignorado </text:p>
            <text:p>99 – Inconsistência</text:p>
          </table:table-cell>
          <table:table-cell office:value-type="string" calcext:value-type="string">
            <text:p>{</text:p>
            <text:p>'1':'1',</text:p>
            <text:p>'2':'2',</text:p>
            <text:p>'3':'3',</text:p>
            <text:p>'4':'4',</text:p>
            <text:p>'5':'5',</text:p>
            <text:p>'6':'6',</text:p>
            <text:p>'7':'7',</text:p>
            <text:p>'8':'8',</text:p>
            <text:p>'9':'88'</text:p>
            <text:p>}</text:p>
          </table:table-cell>
          <table:table-cell office:value-type="string" calcext:value-type="string">
            <text:p>Byte</text:p>
          </table:table-cell>
          <table:table-cell table:style-name="ce39"/>
          <table:table-cell table:number-columns-repeated="1017"/>
        </table:table-row>
        <table:table-row table:style-name="ro2">
          <table:table-cell office:value-type="string" calcext:value-type="string">
            <text:p>CODENDOCOR</text:p>
          </table:table-cell>
          <table:table-cell office:value-type="string" calcext:value-type="string">
            <text:p>Código do endereço de ocorrência</text:p>
          </table:table-cell>
          <table:table-cell office:value-type="string" calcext:value-type="string">
            <text:p>codendoco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DREGRES</text:p>
          </table:table-cell>
          <table:table-cell office:value-type="string" calcext:value-type="string">
            <text:p>Código da região de residencia</text:p>
          </table:table-cell>
          <table:table-cell office:value-type="string" calcext:value-type="string">
            <text:p>codregre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ESCFALAGR1</text:p>
          </table:table-cell>
          <table:table-cell office:value-type="string" calcext:value-type="string">
            <text:p>Escolaridade 2010 agregada:</text:p>
            <text:p/>
            <text:p>00 – Sem escolaridade</text:p>
            <text:p>01 – Fundamental I Incompleto</text:p>
            <text:p>02 – Fundamental I Completo</text:p>
            <text:p>03 – Fundamental II Incompleto</text:p>
            <text:p>04 – Fundamental II Completo</text:p>
            <text:p>05 – Ensino Medio Incompleto</text:p>
            <text:p>06 – Ensino Medio Completo</text:p>
            <text:p>07 – Superior Incompleto</text:p>
            <text:p>08 – Superior Completo</text:p>
            <text:p>09 – Ignorado</text:p>
            <text:p>10 – Fundamental I Incompleto ou Inespecifico</text:p>
            <text:p>11 – Fundamental II Incompleto ou Inespecifico </text:p>
            <text:p>12 – Ensino Medio Incompleto ou Inespecifico</text:p>
          </table:table-cell>
          <table:table-cell office:value-type="string" calcext:value-type="string">
            <text:p>escfalagr1</text:p>
          </table:table-cell>
          <table:table-cell office:value-type="string" calcext:value-type="string">
            <text:p>Escolaridade 2010 agregada:</text:p>
            <text:p/>
            <text:p>0 – Nulo </text:p>
            <text:p>1 – Sem escolaridade</text:p>
            <text:p>2 – Fundamental I Incompleto</text:p>
            <text:p>3 – Fundamental I Completo</text:p>
            <text:p>4 – Fundamental II Incompleto</text:p>
            <text:p>5 – Fundamental II Completo</text:p>
            <text:p>6 – Ensino Médio Incompleto</text:p>
            <text:p>7 – Ensino Médio Completo</text:p>
            <text:p>8 – Superior Incompleto</text:p>
            <text:p>9 – Superior Completo</text:p>
            <text:p>10 – Fundamental I Incompleto ou Inespecifico</text:p>
            <text:p>11 – Fundamental II Incompleto ou Inespecifico</text:p>
            <text:p>12 – Ensino Medio Incompleto ou Inespecifico</text:p>
            <text:p><text:span text:style-name="T2">88 – Ignorado</text:span></text:p>
            <text:p><text:span text:style-name="T3">99 – Inconsistência</text:span></text:p>
          </table:table-cell>
          <table:table-cell table:style-name="ce29" office:value-type="string" calcext:value-type="string">
            <text:p><text:span text:style-name="T1">{</text:span></text:p>
            <text:p><text:span text:style-name="T1">'0’:’1’,</text:span></text:p>
            <text:p><text:span text:style-name="T1">'00':'1',</text:span></text:p>
            <text:p><text:span text:style-name="T1">'01':'2',</text:span></text:p>
            <text:p><text:span text:style-name="T1">'02':'3',</text:span></text:p>
            <text:p><text:span text:style-name="T1">'03':'4',</text:span></text:p>
            <text:p><text:span text:style-name="T1">'04':'5',</text:span></text:p>
            <text:p><text:span text:style-name="T1">'05':'6',</text:span></text:p>
            <text:p><text:span text:style-name="T1">'06':'7',</text:span></text:p>
            <text:p><text:span text:style-name="T1">'07':'8',</text:span></text:p>
            <text:p><text:span text:style-name="T1">'08':'9',</text:span></text:p>
            <text:p><text:span text:style-name="T1">'09':'88',</text:span></text:p>
            <text:p><text:span text:style-name="T1">'10’:’10’,</text:span></text:p>
            <text:p><text:span text:style-name="T1">'11’:’11’,</text:span></text:p>
            <text:p><text:span text:style-name="T1">'12’:’12’</text:span></text:p>
            <text:p><text:span text:style-name="T1">}</text:span>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CROPSIA</text:p>
          </table:table-cell>
          <table:table-cell office:value-type="string" calcext:value-type="string">
            <text:p>Confirmação do diagnóstico por necropsia:</text:p>
            <text:p>1 – Sim</text:p>
            <text:p>2 – Não </text:p>
            <text:p>9 – Ignorado</text:p>
          </table:table-cell>
          <table:table-cell office:value-type="string" calcext:value-type="string">
            <text:p>necropsia</text:p>
          </table:table-cell>
          <table:table-cell office:value-type="string" calcext:value-type="string">
            <text:p>Confirmação do diagnóstico por necropsia:</text:p>
            <text:p>0 – Nulo </text:p>
            <text:p>1 – Sim</text:p>
            <text:p>2 – Não </text:p>
            <text:p>88 – Ignorado</text:p>
            <text:p>99 – Inconsistência </text:p>
          </table:table-cell>
          <table:table-cell table:style-name="ce2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9':'88'</text:span></text:p>
            <text:p><text:span text:style-name="T1">}</text:span>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PRESGINFO</text:p>
          </table:table-cell>
          <table:table-cell table:style-name="ce22" office:value-type="string" calcext:value-type="string">
            <text:p>Inv Resg Causa/Corr. </text:p>
            <text:p>A investigação permitiu o resgate de alguma causa de óbito não informado, ou a correção de alguma antes informada?</text:p>
            <text:p/>
            <text:p>Valores:</text:p>
            <text:p>01 - Não acrescentou nem corrigiu informação</text:p>
            <text:p>02 - Sim, permitiu o resgate de novas informações</text:p>
            <text:p>03 - Sim, permitiu a correção de alguma das causas informadas originalmente.</text:p>
          </table:table-cell>
          <table:table-cell office:value-type="string" calcext:value-type="string">
            <text:p>tpresginfo</text:p>
          </table:table-cell>
          <table:table-cell table:style-name="ce51" office:value-type="string" calcext:value-type="string">
            <text:p><text:span text:style-name="T2">A investigação permitiu o resgate de alguma causa de óbito não informado, ou a correção de alguma antes informada?</text:span></text:p>
            <text:p/>
            <text:p><text:span text:style-name="T2">0 - Nulo</text:span></text:p>
            <text:p><text:span text:style-name="T2">1 - Não acrescentou nem corrigiu informação</text:span></text:p>
            <text:p><text:span text:style-name="T2">2 - Sim, permitiu o resgate de novas informações</text:span></text:p>
            <text:p><text:span text:style-name="T2">3 - Sim, permitiu a correção de alguma das causas</text:span></text:p>
            <text:p><text:span text:style-name="T2">99 – Inconsistência</text:span></text:p>
          </table:table-cell>
          <table:table-cell table:style-name="ce29" office:value-type="string" calcext:value-type="string">
            <text:p><text:span text:style-name="T1">{</text:span></text:p>
            <text:p><text:span text:style-name="T1">'1':'1',</text:span></text:p>
            <text:p><text:span text:style-name="T1">'2':'2',</text:span></text:p>
            <text:p><text:span text:style-name="T1">'3':'3'</text:span></text:p>
            <text:p><text:span text:style-name="T1">}</text:span>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TABDESCR</text:p>
          </table:table-cell>
          <table:table-cell/>
          <table:table-cell office:value-type="string" calcext:value-type="string">
            <text:p>estabdescr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DDISRES</text:p>
          </table:table-cell>
          <table:table-cell office:value-type="string" calcext:value-type="string">
            <text:p>Código do distrito de residência</text:p>
          </table:table-cell>
          <table:table-cell office:value-type="string" calcext:value-type="string">
            <text:p>coddisre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ALTCAUSA</text:p>
          </table:table-cell>
          <table:table-cell table:style-name="ce22" office:value-type="string" calcext:value-type="string">
            <text:p>Houve correção ou alteração da causa do óbito após investigação.</text:p>
            <text:p/>
            <text:p>Valores:</text:p>
            <text:p>1 – Sim</text:p>
            <text:p>2 – Não</text:p>
          </table:table-cell>
          <table:table-cell office:value-type="string" calcext:value-type="string">
            <text:p>altcausa</text:p>
          </table:table-cell>
          <table:table-cell table:style-name="ce4" office:value-type="string" calcext:value-type="string">
            <text:p><text:span text:style-name="T1">Houve correção ou alteração da causa do óbito após investigação.</text:span></text:p>
            <text:p><text:span text:style-name="T1">Valores:</text:span></text:p>
            <text:p/>
            <text:p><text:span text:style-name="T1">0 – Nulo</text:span></text:p>
            <text:p><text:span text:style-name="T1">1 – Sim</text:span></text:p>
            <text:p><text:span text:style-name="T1">2 – Não</text:span></text:p>
            <text:p><text:span text:style-name="T1">99 – Inconsistência</text:span></text:p>
          </table:table-cell>
          <table:table-cell table:style-name="ce29" office:value-type="string" calcext:value-type="string">
            <text:p><text:span text:style-name="T1">{</text:span></text:p>
            <text:p><text:span text:style-name="T1">'1':'1',</text:span></text:p>
            <text:p><text:span text:style-name="T1">'2':'2'</text:span></text:p>
            <text:p><text:span text:style-name="T1">}</text:span>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NTESINF</text:p>
          </table:table-cell>
          <table:table-cell/>
          <table:table-cell office:value-type="string" calcext:value-type="string">
            <text:p>fontesinf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UDIASOBCO</text:p>
          </table:table-cell>
          <table:table-cell table:style-name="ce22" office:value-type="string" calcext:value-type="string">
            <text:p>Diferença entre a data óbito e a data conclusão da investigação, em dias.</text:p>
          </table:table-cell>
          <table:table-cell office:value-type="string" calcext:value-type="string">
            <text:p>nudiasobco</text:p>
          </table:table-cell>
          <table:table-cell table:number-columns-repeated="2"/>
          <table:table-cell office:value-type="string" calcext:value-type="string">
            <text:p>Integer</text:p>
          </table:table-cell>
          <table:table-cell table:number-columns-repeated="1018"/>
        </table:table-row>
        <table:table-row table:style-name="ro14">
          <table:table-cell table:style-name="ce25" office:value-type="string" calcext:value-type="string">
            <text:p>NUDIASINF</text:p>
          </table:table-cell>
          <table:table-cell table:style-name="ce25"/>
          <table:table-cell table:style-name="ce25" office:value-type="string" calcext:value-type="string">
            <text:p>nudiasinf</text:p>
          </table:table-cell>
          <table:table-cell table:style-name="ce25"/>
          <table:table-cell table:style-name="ce67"/>
          <table:table-cell table:style-name="ce67" office:value-type="string" calcext:value-type="string">
            <text:p>Integer</text:p>
          </table:table-cell>
          <table:table-cell table:style-name="ce73" office:value-type="string" calcext:value-type="string">
            <text:p>Não há indicação no dicionário original sobre o significado dessa variável.</text:p>
          </table:table-cell>
          <table:table-cell table:style-name="ce25" table:number-columns-repeated="1014"/>
          <table:table-cell table:number-columns-repeated="3"/>
        </table:table-row>
        <table:table-row table:style-name="ro14">
          <table:table-cell table:style-name="ce18" office:value-type="string" calcext:value-type="string">
            <text:p>DTRECORIGA</text:p>
          </table:table-cell>
          <table:table-cell table:style-name="ce18"/>
          <table:table-cell table:style-name="ce18" office:value-type="string" calcext:value-type="string">
            <text:p>dtrecoriga</text:p>
          </table:table-cell>
          <table:table-cell table:style-name="ce18" office:value-type="string" calcext:value-type="string">
            <text:p>ddmmaaaa</text:p>
          </table:table-cell>
          <table:table-cell table:style-name="ce48"/>
          <table:table-cell table:style-name="ce48" office:value-type="string" calcext:value-type="string">
            <text:p>Date</text:p>
          </table:table-cell>
          <table:table-cell table:style-name="ce74" office:value-type="string" calcext:value-type="string">
            <text:p>Não há indicação no dicionário original sobre o significado dessa variável.</text:p>
          </table:table-cell>
          <table:table-cell table:style-name="ce18" table:number-columns-repeated="1014"/>
          <table:table-cell table:number-columns-repeated="3"/>
        </table:table-row>
        <table:table-row table:style-name="ro12">
          <table:table-cell office:value-type="string" calcext:value-type="string">
            <text:p>TPNIVELINV</text:p>
          </table:table-cell>
          <table:table-cell table:style-name="ce21" office:value-type="string" calcext:value-type="string">
            <text:p>Tipo de nível investigador.</text:p>
            <text:p/>
            <text:p>Valores:</text:p>
            <text:p>E – Estadual;</text:p>
            <text:p>R – Regional;</text:p>
            <text:p>M – Municipal.</text:p>
          </table:table-cell>
          <table:table-cell office:value-type="string" calcext:value-type="string">
            <text:p>tpnivelinv</text:p>
          </table:table-cell>
          <table:table-cell table:style-name="ce4" office:value-type="string" calcext:value-type="string">
            <text:p><text:span text:style-name="T1">Tipo de nível investigador.</text:span></text:p>
            <text:p/>
            <text:p><text:span text:style-name="T1">Valores:</text:span></text:p>
            <text:p><text:span text:style-name="T1">0 – Nulo</text:span></text:p>
            <text:p><text:span text:style-name="T1">1 – Estadual</text:span></text:p>
            <text:p><text:span text:style-name="T1">2 – Regional</text:span></text:p>
            <text:p><text:span text:style-name="T1">3 – Municipal</text:span></text:p>
            <text:p><text:span text:style-name="T1">99 – Inconsistência</text:span></text:p>
          </table:table-cell>
          <table:table-cell table:style-name="ce31" office:value-type="string" calcext:value-type="string">
            <text:p>{</text:p>
            <text:p>'E':'1',</text:p>
            <text:p>'R':'2',</text:p>
            <text:p>'M’:’3’</text:p>
            <text:p>}</text:p>
          </table:table-cell>
          <table:table-cell table:style-name="ce31" office:value-type="string" calcext:value-type="string">
            <text:p>Byte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FONTES</text:p>
          </table:table-cell>
          <table:table-cell table:style-name="ce22" office:value-type="string" calcext:value-type="string">
            <text:p>Combinado de caracteres conforme o preenchimento dos campos de fontes (FONTENTREV, FONTEAMBUL, FONTEPRONT, FONTESVO,</text:p>
            <text:p>FONTEIML, FONTEPROF): </text:p>
            <text:p/>
            <text:p>se preenchido caractere “S”, se o campo</text:p>
            <text:p>estiver vazio caractere “X”.</text:p>
          </table:table-cell>
          <table:table-cell office:value-type="string" calcext:value-type="string">
            <text:p>fontes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CODREGOCOR</text:p>
          </table:table-cell>
          <table:table-cell office:value-type="string" calcext:value-type="string">
            <text:p>Código da região de ocorrência</text:p>
          </table:table-cell>
          <table:table-cell office:value-type="string" calcext:value-type="string">
            <text:p>codregocor</text:p>
          </table:table-cell>
          <table:table-cell table:style-name="ce4" office:value-type="string" calcext:value-type="string">
            <text:p><text:span text:style-name="T1">Código da região de ocorrência.</text:span></text:p>
            <text:p/>
            <text:p><text:span text:style-name="T1">Valores entre 1 e 5</text:span></text:p>
            <text:p><text:span text:style-name="T1">0 – Nulo</text:span></text:p>
            <text:p><text:span text:style-name="T1">99 – Inconsistência</text:span></text:p>
          </table:table-cell>
          <table:table-cell office:value-type="string" calcext:value-type="string">
            <text:p>{</text:p>
            <text:p>'1':'1',</text:p>
            <text:p>'2':'2',</text:p>
            <text:p>'3':'3',</text:p>
            <text:p>'4':'4',</text:p>
            <text:p>'5':'5'</text:p>
            <text:p>}</text:p>
          </table:table-cell>
          <table:table-cell office:value-type="string" calcext:value-type="string">
            <text:p>Byte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id_cidacs_sim_2000_a_2015</text:p>
          </table:table-cell>
          <table:table-cell/>
          <table:table-cell table:style-name="ce15" office:value-type="string" calcext:value-type="string">
            <text:p>id_cidacs_sim_2000_a_2015</text:p>
          </table:table-cell>
          <table:table-cell table:number-columns-repeated="2"/>
          <table:table-cell office:value-type="string" calcext:value-type="string">
            <text:p>Integer</text:p>
          </table:table-cell>
          <table:table-cell table:number-columns-repeated="1018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 style:data-style-name="N2" text:time-value="15:39:07.740447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3:41:58.068447194</meta:creation-date>
    <dc:date>2019-04-15T15:40:49.575282821</dc:date>
    <meta:editing-duration>P9DT5H13M32S</meta:editing-duration>
    <meta:editing-cycles>243</meta:editing-cycles>
    <meta:generator>LibreOffice/5.3.6.1$Linux_X86_64 LibreOffice_project/30$Build-1</meta:generator>
    <meta:document-statistic meta:table-count="1" meta:cell-count="669" meta:object-count="0"/>
  </office:meta>
</office:document-meta>
</file>